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53797748343E39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65.75cm" fo:min-width="93.5cm"/>
    </style:style>
    <style:style style:name="gr2" style:family="graphic" style:parent-style-name="standard">
      <style:graphic-properties draw:stroke="none" draw:fill="solid" draw:fill-color="#b3b3b3" draw:shadow="hidden"/>
    </style:style>
    <style:style style:name="gr3" style:family="graphic" style:parent-style-name="standard">
      <style:graphic-properties draw:stroke="solid" svg:stroke-width="0.001cm" svg:stroke-color="#000000" svg:stroke-opacity="100%" draw:stroke-linejoin="round" svg:stroke-linecap="round" draw:fill="none"/>
    </style:style>
    <style:style style:name="gr4" style:family="graphic" style:parent-style-name="standard">
      <style:graphic-properties draw:stroke="none" draw:fill="solid" draw:fill-color="#564747" draw:shadow="hidden"/>
    </style:style>
    <style:style style:name="gr5" style:family="graphic" style:parent-style-name="standard">
      <style:graphic-properties draw:stroke="none" draw:fill="solid" draw:fill-color="#8e8686" draw:shadow="hidden"/>
    </style:style>
    <style:style style:name="gr6" style:family="graphic" style:parent-style-name="standard">
      <style:graphic-properties draw:stroke="none" draw:fill="solid" draw:fill-color="#7f7069" draw:shadow="hidden"/>
    </style:style>
    <style:style style:name="gr7" style:family="graphic" style:parent-style-name="standard">
      <style:graphic-properties draw:stroke="solid" svg:stroke-width="0.001cm" svg:stroke-color="#000000" svg:stroke-opacity="100%" draw:stroke-linejoin="miter" svg:stroke-linecap="butt" draw:fill="none"/>
    </style:style>
    <style:style style:name="gr8" style:family="graphic" style:parent-style-name="standard">
      <style:graphic-properties draw:stroke="none" draw:fill="solid" draw:fill-color="#707070" draw:shadow="hidden"/>
    </style:style>
    <style:style style:name="gr9" style:family="graphic" style:parent-style-name="standard">
      <style:graphic-properties draw:stroke="none" draw:fill="solid" draw:fill-color="#605753" draw:shadow="hidden"/>
    </style:style>
    <style:style style:name="gr10" style:family="graphic" style:parent-style-name="standard">
      <style:graphic-properties draw:stroke="none" draw:fill="solid" draw:fill-color="#1c1c1c" draw:shadow="hidden"/>
    </style:style>
    <style:style style:name="gr11" style:family="graphic" style:parent-style-name="standard">
      <style:graphic-properties draw:stroke="none" draw:fill="solid" draw:fill-color="#835b2e" draw:shadow="hidden"/>
    </style:style>
    <style:style style:name="gr12" style:family="graphic" style:parent-style-name="standard">
      <style:graphic-properties draw:stroke="none" draw:fill="solid" draw:fill-color="#ffffff" draw:opacity="20%" draw:shadow="hidden"/>
    </style:style>
    <style:style style:name="gr13" style:family="graphic" style:parent-style-name="standard">
      <style:graphic-properties draw:stroke="none" draw:fill="solid" draw:fill-color="#000000" draw:shadow="hidden"/>
    </style:style>
    <style:style style:name="gr14" style:family="graphic" style:parent-style-name="standard">
      <style:graphic-properties draw:stroke="none" draw:fill="solid" draw:fill-color="#87776a" draw:shadow="hidden"/>
    </style:style>
    <style:style style:name="gr15" style:family="graphic" style:parent-style-name="standard">
      <style:graphic-properties draw:stroke="none" draw:fill="solid" draw:fill-color="#efefef" draw:shadow="hidden"/>
    </style:style>
    <style:style style:name="gr16" style:family="graphic" style:parent-style-name="standard">
      <style:graphic-properties draw:stroke="none" draw:fill="solid" draw:fill-color="#c9db7e" draw:shadow="hidden"/>
    </style:style>
    <style:style style:name="gr17" style:family="graphic" style:parent-style-name="standard">
      <style:graphic-properties draw:stroke="none" draw:fill="solid" draw:fill-color="#e7583a" draw:shadow="hidden"/>
    </style:style>
    <style:style style:name="gr18" style:family="graphic" style:parent-style-name="standard">
      <style:graphic-properties draw:stroke="none" draw:fill="solid" draw:fill-color="#ff794d" draw:shadow="hidden"/>
    </style:style>
    <style:style style:name="gr19" style:family="graphic" style:parent-style-name="standard">
      <style:graphic-properties draw:stroke="solid" svg:stroke-width="0cm" svg:stroke-color="#000000" svg:stroke-opacity="100%" draw:stroke-linejoin="miter" svg:stroke-linecap="butt" draw:fill="none"/>
    </style:style>
    <style:style style:name="gr20" style:family="graphic" style:parent-style-name="standard">
      <style:graphic-properties draw:stroke="none" draw:fill="solid" draw:fill-color="#7f7674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none" draw:fill="solid" draw:fill-color="#afafaf" draw:shadow="hidden"/>
    </style:style>
    <style:style style:name="gr23" style:family="graphic" style:parent-style-name="standard">
      <style:graphic-properties draw:stroke="none" draw:fill="solid" draw:fill-color="#8e8e8e" draw:shadow="hidden"/>
    </style:style>
    <style:style style:name="gr24" style:family="graphic" style:parent-style-name="standard">
      <style:graphic-properties draw:stroke="none" draw:fill="solid" draw:fill-color="#f7f7f7" draw:shadow="hidden"/>
    </style:style>
    <style:style style:name="gr25" style:family="graphic" style:parent-style-name="standard">
      <style:graphic-properties draw:stroke="none" draw:fill="solid" draw:fill-color="#010508" draw:shadow="hidden"/>
    </style:style>
    <style:style style:name="gr26" style:family="graphic" style:parent-style-name="standard">
      <style:graphic-properties draw:stroke="none" draw:fill="solid" draw:fill-color="#01d6ff" draw:shadow="hidden"/>
    </style:style>
    <style:style style:name="gr27" style:family="graphic" style:parent-style-name="standard">
      <style:graphic-properties draw:stroke="none" draw:fill="solid" draw:fill-color="#fdffff" draw:shadow="hidden"/>
    </style:style>
    <style:style style:name="gr28" style:family="graphic" style:parent-style-name="standard">
      <style:graphic-properties draw:stroke="none" draw:fill="solid" draw:fill-color="#dfdfde" draw:shadow="hidden"/>
    </style:style>
    <style:style style:name="gr29" style:family="graphic" style:parent-style-name="standard">
      <style:graphic-properties draw:stroke="none" draw:fill="solid" draw:fill-color="#bfbebe" draw:shadow="hidden"/>
    </style:style>
    <style:style style:name="gr30" style:family="graphic" style:parent-style-name="standard">
      <style:graphic-properties draw:stroke="none" draw:fill="solid" draw:fill-color="#767676" draw:shadow="hidden"/>
    </style:style>
    <style:style style:name="gr31" style:family="graphic" style:parent-style-name="standard">
      <style:graphic-properties draw:stroke="none" draw:fill="solid" draw:fill-color="#4d4c4c" draw:shadow="hidden"/>
    </style:style>
    <style:style style:name="gr32" style:family="graphic" style:parent-style-name="standard">
      <style:graphic-properties draw:stroke="none" draw:fill="solid" draw:fill-color="#dfe0e1" draw:shadow="hidden"/>
    </style:style>
    <style:style style:name="gr33" style:family="graphic" style:parent-style-name="standard">
      <style:graphic-properties draw:stroke="none" draw:fill="solid" draw:fill-color="#99999a" draw:shadow="hidden"/>
    </style:style>
    <style:style style:name="gr34" style:family="graphic" style:parent-style-name="standard">
      <style:graphic-properties draw:stroke="solid" svg:stroke-width="0.001cm" svg:stroke-color="#ffffff" svg:stroke-opacity="100%" draw:stroke-linejoin="round" svg:stroke-linecap="round" draw:fill="none"/>
    </style:style>
    <style:style style:name="gr35" style:family="graphic" style:parent-style-name="standard">
      <style:graphic-properties draw:stroke="none" draw:fill="solid" draw:fill-color="#800000" draw:shadow="hidden"/>
    </style:style>
    <style:style style:name="gr36" style:family="graphic" style:parent-style-name="Objekt_20_ohne_20_Füllung_20_und_20_Linie">
      <style:graphic-properties draw:fill="none" draw:fill-color="#ff0000" draw:opacity="100%" draw:opacity-name="Transparency_20_21" draw:textarea-horizontal-align="center" draw:textarea-vertical-align="middle" draw:shadow="hidden" draw:shadow-color="#ff0000" draw:shadow-opacity="49%" draw:color-mode="standard" draw:luminance="50%" draw:contrast="50%" draw:gamma="100%" draw:red="80%" draw:green="0%" draw:blue="0%" fo:clip="rect(0cm, 0cm, 0cm, 0cm)" draw:image-opacity="100%" style:mirror="non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solid" draw:fill-color="#b3b3b3"/>
    </style:style>
    <style:style style:name="P3" style:family="paragraph">
      <loext:graphic-properties draw:fill="none"/>
    </style:style>
    <style:style style:name="P4" style:family="paragraph">
      <loext:graphic-properties draw:fill="solid" draw:fill-color="#564747"/>
    </style:style>
    <style:style style:name="P5" style:family="paragraph">
      <loext:graphic-properties draw:fill="solid" draw:fill-color="#8e8686"/>
    </style:style>
    <style:style style:name="P6" style:family="paragraph">
      <loext:graphic-properties draw:fill="solid" draw:fill-color="#7f7069"/>
    </style:style>
    <style:style style:name="P7" style:family="paragraph">
      <loext:graphic-properties draw:fill="solid" draw:fill-color="#707070"/>
    </style:style>
    <style:style style:name="P8" style:family="paragraph">
      <loext:graphic-properties draw:fill="solid" draw:fill-color="#605753"/>
    </style:style>
    <style:style style:name="P9" style:family="paragraph">
      <loext:graphic-properties draw:fill="solid" draw:fill-color="#1c1c1c"/>
    </style:style>
    <style:style style:name="P10" style:family="paragraph">
      <loext:graphic-properties draw:fill="solid" draw:fill-color="#835b2e"/>
    </style:style>
    <style:style style:name="P11" style:family="paragraph">
      <loext:graphic-properties draw:fill="solid" draw:fill-color="#ffffff" draw:opacity="20%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87776a"/>
    </style:style>
    <style:style style:name="P14" style:family="paragraph">
      <loext:graphic-properties draw:fill="solid" draw:fill-color="#efefef"/>
    </style:style>
    <style:style style:name="P15" style:family="paragraph">
      <loext:graphic-properties draw:fill="solid" draw:fill-color="#c9db7e"/>
    </style:style>
    <style:style style:name="P16" style:family="paragraph">
      <loext:graphic-properties draw:fill="solid" draw:fill-color="#e7583a"/>
    </style:style>
    <style:style style:name="P17" style:family="paragraph">
      <loext:graphic-properties draw:fill="solid" draw:fill-color="#ff794d"/>
    </style:style>
    <style:style style:name="P18" style:family="paragraph">
      <loext:graphic-properties draw:fill="solid" draw:fill-color="#7f7674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afafaf"/>
    </style:style>
    <style:style style:name="P21" style:family="paragraph">
      <loext:graphic-properties draw:fill="solid" draw:fill-color="#8e8e8e"/>
    </style:style>
    <style:style style:name="P22" style:family="paragraph">
      <loext:graphic-properties draw:fill="solid" draw:fill-color="#f7f7f7"/>
    </style:style>
    <style:style style:name="P23" style:family="paragraph">
      <loext:graphic-properties draw:fill="solid" draw:fill-color="#010508"/>
    </style:style>
    <style:style style:name="P24" style:family="paragraph">
      <loext:graphic-properties draw:fill="solid" draw:fill-color="#01d6ff"/>
    </style:style>
    <style:style style:name="P25" style:family="paragraph">
      <loext:graphic-properties draw:fill="solid" draw:fill-color="#fdffff"/>
    </style:style>
    <style:style style:name="P26" style:family="paragraph">
      <loext:graphic-properties draw:fill="solid" draw:fill-color="#dfdfde"/>
    </style:style>
    <style:style style:name="P27" style:family="paragraph">
      <loext:graphic-properties draw:fill="solid" draw:fill-color="#bfbebe"/>
    </style:style>
    <style:style style:name="P28" style:family="paragraph">
      <loext:graphic-properties draw:fill="solid" draw:fill-color="#767676"/>
    </style:style>
    <style:style style:name="P29" style:family="paragraph">
      <loext:graphic-properties draw:fill="solid" draw:fill-color="#4d4c4c"/>
    </style:style>
    <style:style style:name="P30" style:family="paragraph">
      <loext:graphic-properties draw:fill="solid" draw:fill-color="#dfe0e1"/>
    </style:style>
    <style:style style:name="P31" style:family="paragraph">
      <loext:graphic-properties draw:fill="solid" draw:fill-color="#99999a"/>
    </style:style>
    <style:style style:name="P32" style:family="paragraph">
      <loext:graphic-properties draw:fill="solid" draw:fill-color="#800000"/>
    </style:style>
    <style:style style:name="P33" style:family="paragraph">
      <loext:graphic-properties draw:fill="none" draw:fill-color="#ff0000" draw:opacity="100%" draw:opacity-name="Transparency_20_21"/>
      <style:paragraph-properties fo:text-align="center"/>
    </style:style>
  </office:automatic-styles>
  <office:body>
    <office:drawing>
      <draw:page draw:name="Page-1" draw:style-name="dp1" draw:master-page-name="PM0">
        <draw:custom-shape draw:style-name="gr1" draw:text-style-name="P1" draw:layer="layout" svg:width="94cm" svg:height="66cm" svg:x="-3.75cm" svg:y="-2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74.586cm" svg:height="0.75cm" svg:x="5.207cm" svg:y="5.164cm" svg:viewBox="0 0 74587 751" draw:points="0,0 74587,0 73837,751 749,751">
          <text:p/>
        </draw:polygon>
        <draw:path draw:style-name="gr3" draw:text-style-name="P3" draw:layer="layout" svg:width="74.586cm" svg:height="0.75cm" svg:x="5.207cm" svg:y="5.164cm" svg:viewBox="0 0 74587 751" svg:d="M0 0h74587M749 751h73088">
          <text:p/>
        </draw:path>
        <draw:polygon draw:style-name="gr2" draw:text-style-name="P2" draw:layer="layout" svg:width="0.75cm" svg:height="50.486cm" svg:x="79.043cm" svg:y="5.164cm" svg:viewBox="0 0 751 50487" draw:points="751,0 751,50487 0,49737 0,750">
          <text:p/>
        </draw:polygon>
        <draw:path draw:style-name="gr3" draw:text-style-name="P3" draw:layer="layout" svg:width="0.75cm" svg:height="50.486cm" svg:x="79.043cm" svg:y="5.164cm" svg:viewBox="0 0 751 50487" svg:d="M751 0v50487M0 750v48987">
          <text:p/>
        </draw:path>
        <draw:polygon draw:style-name="gr2" draw:text-style-name="P2" draw:layer="layout" svg:width="74.586cm" svg:height="0.75cm" svg:x="5.207cm" svg:y="54.9cm" svg:viewBox="0 0 74587 751" draw:points="74587,750 0,751 750,0 73837,0">
          <text:p/>
        </draw:polygon>
        <draw:path draw:style-name="gr3" draw:text-style-name="P3" draw:layer="layout" svg:width="74.586cm" svg:height="0.75cm" svg:x="5.207cm" svg:y="54.9cm" svg:viewBox="0 0 74587 751" svg:d="M74587 750l-74587 1M73837 0h-73087">
          <text:p/>
        </draw:path>
        <draw:polygon draw:style-name="gr2" draw:text-style-name="P2" draw:layer="layout" svg:width="0.75cm" svg:height="50.486cm" svg:x="5.207cm" svg:y="5.164cm" svg:viewBox="0 0 751 50487" draw:points="0,50487 0,0 751,749 751,49737">
          <text:p/>
        </draw:polygon>
        <draw:path draw:style-name="gr3" draw:text-style-name="P3" draw:layer="layout" svg:width="0.75cm" svg:height="50.486cm" svg:x="5.207cm" svg:y="5.164cm" svg:viewBox="0 0 751 50487" svg:d="M0 50487v-50487M751 49737v-48988">
          <text:p/>
        </draw:path>
        <draw:polygon draw:style-name="gr4" draw:text-style-name="P4" draw:layer="layout" svg:width="24.654cm" svg:height="12.5cm" svg:x="44.389cm" svg:y="15.9cm" svg:viewBox="0 0 24655 12501" draw:points="23974,12501 24655,11816 24655,685 23974,0 680,0 0,685 0,11816 680,12501">
          <text:p/>
        </draw:polygon>
        <draw:path draw:style-name="gr5" draw:text-style-name="P5" draw:layer="layout" svg:width="24.654cm" svg:height="12.5cm" svg:x="44.389cm" svg:y="15.9cm" svg:viewBox="0 0 24655 12501" svg:d="M24485 11644v-10788l-681-685h-22954l-680 685v10788l680 686h22954zM23974 0l681 685v11131l-681 685h-23294l-680-685v-11131l680-685z">
          <text:p/>
        </draw:path>
        <draw:path draw:style-name="gr6" draw:text-style-name="P6" draw:layer="layout" svg:width="21.252cm" svg:height="9.073cm" svg:x="46.09cm" svg:y="17.613cm" svg:viewBox="0 0 21253 9074" svg:d="M20913 417l340-345v8929l-340-345zM20867 8731l338 343h-21157l338-343zM340 8656l-340 345v-8929l340 345zM48 0h21157l-338 342h-20481z">
          <text:p/>
        </draw:path>
        <draw:polygon draw:style-name="gr7" draw:text-style-name="P3" draw:layer="layout" svg:width="24.654cm" svg:height="12.5cm" svg:x="44.389cm" svg:y="15.9cm" svg:viewBox="0 0 24655 12501" draw:points="23974,12501 24655,11816 24655,685 23974,0 680,0 0,685 0,11816 680,12501">
          <text:p/>
        </draw:polygon>
        <draw:g>
          <draw:polygon draw:style-name="gr8" draw:text-style-name="P7" draw:layer="layout" svg:width="0.151cm" svg:height="0.232cm" svg:x="78.857cm" svg:y="18.206cm" svg:viewBox="0 0 152 233" draw:points="0,233 0,0 152,0 152,233">
            <text:p/>
          </draw:polygon>
          <draw:polygon draw:style-name="gr7" draw:text-style-name="P3" draw:layer="layout" svg:width="0.151cm" svg:height="0.232cm" svg:x="78.857cm" svg:y="18.206cm" svg:viewBox="0 0 152 233" draw:points="0,233 0,0 152,0 152,233">
            <text:p/>
          </draw:polygon>
        </draw:g>
        <draw:g>
          <draw:path draw:style-name="gr8" draw:text-style-name="P7" draw:layer="layout" svg:width="0.186cm" svg:height="0.7cm" svg:x="78.857cm" svg:y="20.81cm" svg:viewBox="0 0 187 701" svg:d="M0 136v-136h37c83 0 150 65 150 145v410c0 81-67 146-150 146h-37v-137h37c83 0 70-65 70-145v-138c0-80 13-145-70-145z">
            <text:p/>
          </draw:path>
          <draw:path draw:style-name="gr7" draw:text-style-name="P3" draw:layer="layout" svg:width="0.186cm" svg:height="0.7cm" svg:x="78.857cm" svg:y="20.81cm" svg:viewBox="0 0 187 701" svg:d="M0 136v-136h37c83 0 150 65 150 145v410c0 81-67 146-150 146h-37v-137h37c83 0 70-65 70-145v-138c0-80 13-145-70-145z">
            <text:p/>
          </draw:path>
        </draw:g>
        <draw:g>
          <draw:polygon draw:style-name="gr8" draw:text-style-name="P7" draw:layer="layout" svg:width="0.151cm" svg:height="0.359cm" svg:x="78.857cm" svg:y="23.779cm" svg:viewBox="0 0 152 360" draw:points="0,360 0,0 152,0 152,360">
            <text:p/>
          </draw:polygon>
          <draw:polygon draw:style-name="gr7" draw:text-style-name="P3" draw:layer="layout" svg:width="0.151cm" svg:height="0.359cm" svg:x="78.857cm" svg:y="23.779cm" svg:viewBox="0 0 152 360" draw:points="0,360 0,0 152,0 152,360">
            <text:p/>
          </draw:polygon>
        </draw:g>
        <draw:g>
          <draw:polygon draw:style-name="gr9" draw:text-style-name="P8" draw:layer="layout" svg:width="0.235cm" svg:height="4.735cm" svg:x="78.622cm" svg:y="13.983cm" svg:viewBox="0 0 236 4736" draw:points="0,4736 0,0 236,0 236,4736">
            <text:p/>
          </draw:polygon>
          <draw:polygon draw:style-name="gr7" draw:text-style-name="P3" draw:layer="layout" svg:width="0.235cm" svg:height="4.735cm" svg:x="78.622cm" svg:y="13.983cm" svg:viewBox="0 0 236 4736" draw:points="0,4736 0,0 236,0 236,4736">
            <text:p/>
          </draw:polygon>
        </draw:g>
        <draw:g>
          <draw:polygon draw:style-name="gr9" draw:text-style-name="P8" draw:layer="layout" svg:width="0.235cm" svg:height="4.798cm" svg:x="78.622cm" svg:y="18.719cm" svg:viewBox="0 0 236 4799" draw:points="0,4799 0,0 236,0 236,4799">
            <text:p/>
          </draw:polygon>
          <draw:polygon draw:style-name="gr7" draw:text-style-name="P3" draw:layer="layout" svg:width="0.235cm" svg:height="4.798cm" svg:x="78.622cm" svg:y="18.719cm" svg:viewBox="0 0 236 4799" draw:points="0,4799 0,0 236,0 236,4799">
            <text:p/>
          </draw:polygon>
        </draw:g>
        <draw:g>
          <draw:polygon draw:style-name="gr9" draw:text-style-name="P8" draw:layer="layout" svg:width="0.235cm" svg:height="4.817cm" svg:x="78.622cm" svg:y="23.517cm" svg:viewBox="0 0 236 4818" draw:points="0,4818 0,0 236,0 236,4818">
            <text:p/>
          </draw:polygon>
          <draw:polygon draw:style-name="gr7" draw:text-style-name="P3" draw:layer="layout" svg:width="0.235cm" svg:height="4.817cm" svg:x="78.622cm" svg:y="23.517cm" svg:viewBox="0 0 236 4818" draw:points="0,4818 0,0 236,0 236,4818">
            <text:p/>
          </draw:polygon>
        </draw:g>
        <draw:g>
          <draw:path draw:style-name="gr9" draw:text-style-name="P8" draw:layer="layout" svg:width="3.769cm" svg:height="14.48cm" svg:x="74.853cm" svg:y="13.92cm" svg:viewBox="0 0 3770 14481" svg:d="M3770 14417v-14354c0-35-29-63-63-63h-3645c-34 0-62 28-62 63v14354c0 35 28 64 62 64h3645c34 0 63-29 63-64z">
            <text:p/>
          </draw:path>
          <draw:path draw:style-name="gr7" draw:text-style-name="P3" draw:layer="layout" svg:width="3.769cm" svg:height="14.48cm" svg:x="74.853cm" svg:y="13.92cm" svg:viewBox="0 0 3770 14481" svg:d="M3770 14417v-14354c0-35-29-63-63-63h-3645c-34 0-62 28-62 63v14354c0 35 28 64 62 64h3645c34 0 63-29 63-64z">
            <text:p/>
          </draw:path>
        </draw:g>
        <draw:g>
          <draw:path draw:style-name="gr10" draw:text-style-name="P9" draw:layer="layout" svg:width="3.115cm" svg:height="2.644cm" svg:x="48.055cm" svg:y="12.17cm" svg:viewBox="0 0 3116 2645" svg:d="M2901 2409l197-164 18 231-201 73zM211 2496l-200-180-11 246 200 83zM2716 414l193-414 31 414-221 112zM307 414l-188-414-17 397 204 133z">
            <text:p/>
          </draw:path>
          <draw:path draw:style-name="gr7" draw:text-style-name="P3" draw:layer="layout" svg:width="3.115cm" svg:height="2.644cm" svg:x="48.055cm" svg:y="12.17cm" svg:viewBox="0 0 3116 2645" svg:d="M2901 2409l197-164 18 231-201 73zM211 2496l-200-180-11 246 200 83zM2716 414l193-414 31 414-221 112zM307 414l-188-414-17 397 204 133z">
            <text:p/>
          </draw:path>
        </draw:g>
        <draw:g>
          <draw:path draw:style-name="gr11" draw:text-style-name="P10" draw:layer="layout" svg:width="4.19cm" svg:height="3.095cm" svg:x="47.526cm" svg:y="11.995cm" svg:viewBox="0 0 4191 3096" svg:d="M3675 2996l-245-2876c-3-59 43-108 103-111l190-9c60-2 111 42 114 100l354 2871c3 58-43 108-103 111l-299 14c-60 3-111-42-114-100zM516 2996l136-2876c3-59-43-108-103-111l-190-9c-60-2-111 42-114 100l-245 2871c-2 58 43 108 103 111l299 14c60 3 111-42 114-100z">
            <text:p/>
          </draw:path>
          <draw:path draw:style-name="gr7" draw:text-style-name="P3" draw:layer="layout" svg:width="4.19cm" svg:height="3.095cm" svg:x="47.526cm" svg:y="11.995cm" svg:viewBox="0 0 4191 3096" svg:d="M3675 2996l-245-2876c-3-59 43-108 103-111l190-9c60-2 111 42 114 100l354 2871c3 58-43 108-103 111l-299 14c-60 3-111-42-114-100zM516 2996l136-2876c3-59-43-108-103-111l-190-9c-60-2-111 42-114 100l-245 2871c-2 58 43 108 103 111l299 14c60 3 111-42 114-100z">
            <text:p/>
          </draw:path>
        </draw:g>
        <draw:path draw:style-name="gr11" draw:text-style-name="P10" draw:layer="layout" svg:width="2.738cm" svg:height="2.569cm" svg:x="48.251cm" svg:y="12.47cm" svg:viewBox="0 0 2739 2570" svg:d="M2739 2464l-217-2237-1-122c0-58-43-105-98-105h-2217c-54 0-98 47-98 105l1 125-109 2234c0 59 43 106 97 106h2544c54 0 98-47 98-106z">
          <text:p/>
        </draw:path>
        <draw:path draw:style-name="gr12" draw:text-style-name="P11" draw:layer="layout" svg:width="2.629cm" svg:height="1.037cm" svg:x="48.288cm" svg:y="13.154cm" svg:viewBox="0 0 2630 1038" svg:d="M2540 105l-10-105h-2479l-6 105zM2630 1038l-10-106h-2615l-5 106z">
          <text:p/>
        </draw:path>
        <draw:path draw:style-name="gr13" draw:text-style-name="P12" draw:layer="layout" svg:width="2.625cm" svg:height="0.983cm" svg:x="48.289cm" svg:y="13.181cm" svg:viewBox="0 0 2626 984" svg:d="M2533 52l-3-52h-2483v52zM2626 984l-5-53h-2619l-2 53z">
          <text:p/>
        </draw:path>
        <draw:path draw:style-name="gr7" draw:text-style-name="P3" draw:layer="layout" svg:width="2.738cm" svg:height="2.569cm" svg:x="48.251cm" svg:y="12.47cm" svg:viewBox="0 0 2739 2570" svg:d="M2739 2464l-217-2237-1-122c0-58-43-105-98-105h-2217c-54 0-98 47-98 105l1 125-109 2234c0 59 43 106 97 106h2544c54 0 98-47 98-106z">
          <text:p/>
        </draw:path>
        <draw:g>
          <draw:path draw:style-name="gr11" draw:text-style-name="P10" draw:layer="layout" svg:width="3.644cm" svg:height="1.685cm" svg:x="47.744cm" svg:y="10.9cm" svg:viewBox="0 0 3645 1686" svg:d="M3543 112l102 125c-170 484-618 1449-618 1449h-2409c0 0-449-965-618-1449l102-125c0 0 1066-112 1720-112 655 0 1721 112 1721 112z">
            <text:p/>
          </draw:path>
          <draw:path draw:style-name="gr7" draw:text-style-name="P3" draw:layer="layout" svg:width="3.644cm" svg:height="1.685cm" svg:x="47.744cm" svg:y="10.9cm" svg:viewBox="0 0 3645 1686" svg:d="M3543 112l102 125c-170 484-618 1449-618 1449h-2409c0 0-449-965-618-1449l102-125c0 0 1066-112 1720-112 655 0 1721 112 1721 112z">
            <text:p/>
          </draw:path>
        </draw:g>
        <draw:path draw:style-name="gr12" draw:text-style-name="P11" draw:layer="layout" svg:width="2.796cm" svg:height="1.021cm" svg:x="48.158cm" svg:y="11.407cm" svg:viewBox="0 0 2797 1022" svg:d="M2393 1019l8-22h-1989l13 25zM2451 871l13-32-2115 2 14 30zM2539 651l12-32h-2292l12 32zM2622 440l13-32-2465-1 13 33zM2704 233l13-32h-2634l14 32zM2779 46l18-46h-2797l19 46z">
          <text:p/>
        </draw:path>
        <draw:path draw:style-name="gr13" draw:text-style-name="P12" draw:layer="layout" svg:width="2.875cm" svg:height="1.094cm" svg:x="48.118cm" svg:y="11.31cm" svg:viewBox="0 0 2876 1095" svg:d="M2441 1095l18-44h-2026l20 44zM2504 936l31-79h-2178l33 82zM2591 716l29-71h-2351l31 71zM2675 506l29-74h-2524l31 73zM2837 97l39-97h-2876l40 97zM2757 299l33-85h-2701l35 85z">
          <text:p/>
        </draw:path>
        <draw:path draw:style-name="gr12" draw:text-style-name="P11" draw:layer="layout" svg:width="3.644cm" svg:height="0.238cm" svg:x="47.744cm" svg:y="10.9cm" svg:viewBox="0 0 3645 239" svg:d="M3645 239c-1170-169-3138-101-3645 0l101-126c0 0 1067-113 1721-113 655 0 1721 113 1721 113z">
          <text:p/>
        </draw:path>
        <draw:path draw:style-name="gr7" draw:text-style-name="P3" draw:layer="layout" svg:width="3.644cm" svg:height="0.1cm" svg:x="47.744cm" svg:y="11.038cm" svg:viewBox="0 0 3645 101" svg:d="M3645 101c-1972-228-3645 0-3645 0">
          <text:p/>
        </draw:path>
        <draw:path draw:style-name="gr7" draw:text-style-name="P3" draw:layer="layout" svg:width="3.644cm" svg:height="1.685cm" svg:x="47.744cm" svg:y="10.9cm" svg:viewBox="0 0 3645 1686" svg:d="M3543 112l102 125c-170 484-618 1449-618 1449h-2409c0 0-449-965-618-1449l102-125c0 0 1066-112 1720-112 655 0 1721 112 1721 112z">
          <text:p/>
        </draw:path>
        <draw:g>
          <draw:path draw:style-name="gr10" draw:text-style-name="P9" draw:layer="layout" svg:width="3.115cm" svg:height="2.644cm" svg:x="55.149cm" svg:y="12.17cm" svg:viewBox="0 0 3116 2645" svg:d="M2901 2409l197-164 18 231-201 73zM211 2496l-200-180-11 246 200 83zM2716 414l193-414 31 414-221 112zM307 414l-188-414-17 397 204 133z">
            <text:p/>
          </draw:path>
          <draw:path draw:style-name="gr7" draw:text-style-name="P3" draw:layer="layout" svg:width="3.115cm" svg:height="2.644cm" svg:x="55.149cm" svg:y="12.17cm" svg:viewBox="0 0 3116 2645" svg:d="M2901 2409l197-164 18 231-201 73zM211 2496l-200-180-11 246 200 83zM2716 414l193-414 31 414-221 112zM307 414l-188-414-17 397 204 133z">
            <text:p/>
          </draw:path>
        </draw:g>
        <draw:g>
          <draw:path draw:style-name="gr11" draw:text-style-name="P10" draw:layer="layout" svg:width="4.19cm" svg:height="3.095cm" svg:x="54.621cm" svg:y="11.995cm" svg:viewBox="0 0 4191 3096" svg:d="M3675 2996l-245-2876c-3-59 43-108 103-111l190-9c60-2 111 42 114 100l354 2871c3 58-43 108-103 111l-299 14c-60 3-111-42-114-100zM516 2996l136-2876c3-59-43-108-103-111l-190-9c-60-2-111 42-114 100l-245 2871c-2 58 43 108 103 111l299 14c60 3 111-42 114-100z">
            <text:p/>
          </draw:path>
          <draw:path draw:style-name="gr7" draw:text-style-name="P3" draw:layer="layout" svg:width="4.19cm" svg:height="3.095cm" svg:x="54.621cm" svg:y="11.995cm" svg:viewBox="0 0 4191 3096" svg:d="M3675 2996l-245-2876c-3-59 43-108 103-111l190-9c60-2 111 42 114 100l354 2871c3 58-43 108-103 111l-299 14c-60 3-111-42-114-100zM516 2996l136-2876c3-59-43-108-103-111l-190-9c-60-2-111 42-114 100l-245 2871c-2 58 43 108 103 111l299 14c60 3 111-42 114-100z">
            <text:p/>
          </draw:path>
        </draw:g>
        <draw:path draw:style-name="gr11" draw:text-style-name="P10" draw:layer="layout" svg:width="2.738cm" svg:height="2.569cm" svg:x="55.346cm" svg:y="12.47cm" svg:viewBox="0 0 2739 2570" svg:d="M2739 2464l-217-2237-1-122c0-58-43-105-98-105h-2217c-54 0-98 47-98 105l1 125-109 2234c0 59 43 106 97 106h2544c54 0 98-47 98-106z">
          <text:p/>
        </draw:path>
        <draw:path draw:style-name="gr12" draw:text-style-name="P11" draw:layer="layout" svg:width="2.629cm" svg:height="1.037cm" svg:x="55.383cm" svg:y="13.154cm" svg:viewBox="0 0 2630 1038" svg:d="M2540 105l-10-105h-2479l-6 105zM2630 1038l-10-106h-2615l-5 106z">
          <text:p/>
        </draw:path>
        <draw:path draw:style-name="gr13" draw:text-style-name="P12" draw:layer="layout" svg:width="2.625cm" svg:height="0.983cm" svg:x="55.384cm" svg:y="13.181cm" svg:viewBox="0 0 2626 984" svg:d="M2533 52l-3-52h-2483v52zM2626 984l-5-53h-2619l-2 53z">
          <text:p/>
        </draw:path>
        <draw:path draw:style-name="gr7" draw:text-style-name="P3" draw:layer="layout" svg:width="2.738cm" svg:height="2.569cm" svg:x="55.346cm" svg:y="12.47cm" svg:viewBox="0 0 2739 2570" svg:d="M2739 2464l-217-2237-1-122c0-58-43-105-98-105h-2217c-54 0-98 47-98 105l1 125-109 2234c0 59 43 106 97 106h2544c54 0 98-47 98-106z">
          <text:p/>
        </draw:path>
        <draw:g>
          <draw:path draw:style-name="gr11" draw:text-style-name="P10" draw:layer="layout" svg:width="3.644cm" svg:height="1.685cm" svg:x="54.839cm" svg:y="10.9cm" svg:viewBox="0 0 3645 1686" svg:d="M3543 112l102 125c-170 484-618 1449-618 1449h-2409c0 0-449-965-618-1449l102-125c0 0 1066-112 1720-112 655 0 1721 112 1721 112z">
            <text:p/>
          </draw:path>
          <draw:path draw:style-name="gr7" draw:text-style-name="P3" draw:layer="layout" svg:width="3.644cm" svg:height="1.685cm" svg:x="54.839cm" svg:y="10.9cm" svg:viewBox="0 0 3645 1686" svg:d="M3543 112l102 125c-170 484-618 1449-618 1449h-2409c0 0-449-965-618-1449l102-125c0 0 1066-112 1720-112 655 0 1721 112 1721 112z">
            <text:p/>
          </draw:path>
        </draw:g>
        <draw:path draw:style-name="gr12" draw:text-style-name="P11" draw:layer="layout" svg:width="2.796cm" svg:height="1.021cm" svg:x="55.253cm" svg:y="11.407cm" svg:viewBox="0 0 2797 1022" svg:d="M2393 1019l8-22h-1989l13 25zM2451 871l13-32-2115 2 14 30zM2539 651l12-32h-2292l12 32zM2622 440l13-32-2465-1 13 33zM2704 233l13-32h-2634l14 32zM2779 46l18-46h-2797l19 46z">
          <text:p/>
        </draw:path>
        <draw:path draw:style-name="gr13" draw:text-style-name="P12" draw:layer="layout" svg:width="2.875cm" svg:height="1.094cm" svg:x="55.212cm" svg:y="11.31cm" svg:viewBox="0 0 2876 1095" svg:d="M2441 1095l18-44h-2026l20 44zM2504 936l31-79h-2178l33 82zM2591 716l29-71h-2351l31 71zM2675 506l29-74h-2524l31 73zM2837 97l39-97h-2876l40 97zM2757 299l33-85h-2701l35 85z">
          <text:p/>
        </draw:path>
        <draw:path draw:style-name="gr12" draw:text-style-name="P11" draw:layer="layout" svg:width="3.644cm" svg:height="0.238cm" svg:x="54.839cm" svg:y="10.9cm" svg:viewBox="0 0 3645 239" svg:d="M3645 239c-1170-169-3138-101-3645 0l101-126c0 0 1067-113 1721-113 655 0 1721 113 1721 113z">
          <text:p/>
        </draw:path>
        <draw:path draw:style-name="gr7" draw:text-style-name="P3" draw:layer="layout" svg:width="3.644cm" svg:height="0.1cm" svg:x="54.839cm" svg:y="11.038cm" svg:viewBox="0 0 3645 101" svg:d="M3645 101c-1972-228-3645 0-3645 0">
          <text:p/>
        </draw:path>
        <draw:path draw:style-name="gr7" draw:text-style-name="P3" draw:layer="layout" svg:width="3.644cm" svg:height="1.685cm" svg:x="54.839cm" svg:y="10.9cm" svg:viewBox="0 0 3645 1686" svg:d="M3543 112l102 125c-170 484-618 1449-618 1449h-2409c0 0-449-965-618-1449l102-125c0 0 1066-112 1720-112 655 0 1721 112 1721 112z">
          <text:p/>
        </draw:path>
        <draw:g>
          <draw:path draw:style-name="gr10" draw:text-style-name="P9" draw:layer="layout" svg:width="3.115cm" svg:height="2.644cm" svg:x="62.244cm" svg:y="12.17cm" svg:viewBox="0 0 3116 2645" svg:d="M2901 2409l197-164 18 231-201 73zM211 2496l-200-180-11 246 200 83zM2716 414l193-414 31 414-221 112zM307 414l-188-414-17 397 204 133z">
            <text:p/>
          </draw:path>
          <draw:path draw:style-name="gr7" draw:text-style-name="P3" draw:layer="layout" svg:width="3.115cm" svg:height="2.644cm" svg:x="62.244cm" svg:y="12.17cm" svg:viewBox="0 0 3116 2645" svg:d="M2901 2409l197-164 18 231-201 73zM211 2496l-200-180-11 246 200 83zM2716 414l193-414 31 414-221 112zM307 414l-188-414-17 397 204 133z">
            <text:p/>
          </draw:path>
        </draw:g>
        <draw:g>
          <draw:path draw:style-name="gr11" draw:text-style-name="P10" draw:layer="layout" svg:width="4.19cm" svg:height="3.095cm" svg:x="61.716cm" svg:y="11.995cm" svg:viewBox="0 0 4191 3096" svg:d="M3675 2996l-245-2876c-3-59 43-108 103-111l190-9c60-2 111 42 114 100l354 2871c3 58-43 108-103 111l-299 14c-60 3-111-42-114-100zM516 2996l136-2876c3-59-43-108-103-111l-190-9c-60-2-111 42-114 100l-245 2871c-2 58 43 108 103 111l299 14c60 3 111-42 114-100z">
            <text:p/>
          </draw:path>
          <draw:path draw:style-name="gr7" draw:text-style-name="P3" draw:layer="layout" svg:width="4.19cm" svg:height="3.095cm" svg:x="61.716cm" svg:y="11.995cm" svg:viewBox="0 0 4191 3096" svg:d="M3675 2996l-245-2876c-3-59 43-108 103-111l190-9c60-2 111 42 114 100l354 2871c3 58-43 108-103 111l-299 14c-60 3-111-42-114-100zM516 2996l136-2876c3-59-43-108-103-111l-190-9c-60-2-111 42-114 100l-245 2871c-2 58 43 108 103 111l299 14c60 3 111-42 114-100z">
            <text:p/>
          </draw:path>
        </draw:g>
        <draw:path draw:style-name="gr11" draw:text-style-name="P10" draw:layer="layout" svg:width="2.738cm" svg:height="2.569cm" svg:x="62.441cm" svg:y="12.47cm" svg:viewBox="0 0 2739 2570" svg:d="M2739 2464l-217-2237-1-122c0-58-43-105-98-105h-2217c-54 0-98 47-98 105l1 125-109 2234c0 59 43 106 97 106h2544c54 0 98-47 98-106z">
          <text:p/>
        </draw:path>
        <draw:path draw:style-name="gr12" draw:text-style-name="P11" draw:layer="layout" svg:width="2.629cm" svg:height="1.037cm" svg:x="62.478cm" svg:y="13.154cm" svg:viewBox="0 0 2630 1038" svg:d="M2540 105l-10-105h-2479l-6 105zM2630 1038l-10-106h-2615l-5 106z">
          <text:p/>
        </draw:path>
        <draw:path draw:style-name="gr13" draw:text-style-name="P12" draw:layer="layout" svg:width="2.625cm" svg:height="0.983cm" svg:x="62.479cm" svg:y="13.181cm" svg:viewBox="0 0 2626 984" svg:d="M2533 52l-3-52h-2483v52zM2626 984l-5-53h-2619l-2 53z">
          <text:p/>
        </draw:path>
        <draw:path draw:style-name="gr7" draw:text-style-name="P3" draw:layer="layout" svg:width="2.738cm" svg:height="2.569cm" svg:x="62.441cm" svg:y="12.47cm" svg:viewBox="0 0 2739 2570" svg:d="M2739 2464l-217-2237-1-122c0-58-43-105-98-105h-2217c-54 0-98 47-98 105l1 125-109 2234c0 59 43 106 97 106h2544c54 0 98-47 98-106z">
          <text:p/>
        </draw:path>
        <draw:g>
          <draw:path draw:style-name="gr11" draw:text-style-name="P10" draw:layer="layout" svg:width="3.644cm" svg:height="1.685cm" svg:x="61.934cm" svg:y="10.9cm" svg:viewBox="0 0 3645 1686" svg:d="M3543 112l102 125c-170 484-618 1449-618 1449h-2409c0 0-449-965-618-1449l102-125c0 0 1066-112 1720-112 655 0 1721 112 1721 112z">
            <text:p/>
          </draw:path>
          <draw:path draw:style-name="gr7" draw:text-style-name="P3" draw:layer="layout" svg:width="3.644cm" svg:height="1.685cm" svg:x="61.934cm" svg:y="10.9cm" svg:viewBox="0 0 3645 1686" svg:d="M3543 112l102 125c-170 484-618 1449-618 1449h-2409c0 0-449-965-618-1449l102-125c0 0 1066-112 1720-112 655 0 1721 112 1721 112z">
            <text:p/>
          </draw:path>
        </draw:g>
        <draw:path draw:style-name="gr12" draw:text-style-name="P11" draw:layer="layout" svg:width="2.796cm" svg:height="1.021cm" svg:x="62.348cm" svg:y="11.407cm" svg:viewBox="0 0 2797 1022" svg:d="M2393 1019l8-22h-1989l13 25zM2451 871l13-32-2115 2 14 30zM2539 651l12-32h-2292l12 32zM2622 440l13-32-2465-1 13 33zM2704 233l13-32h-2634l14 32zM2779 46l18-46h-2797l19 46z">
          <text:p/>
        </draw:path>
        <draw:path draw:style-name="gr13" draw:text-style-name="P12" draw:layer="layout" svg:width="2.875cm" svg:height="1.094cm" svg:x="62.308cm" svg:y="11.31cm" svg:viewBox="0 0 2876 1095" svg:d="M2441 1095l18-44h-2026l20 44zM2504 936l31-79h-2178l33 82zM2591 716l29-71h-2351l31 71zM2675 506l29-74h-2524l31 73zM2837 97l39-97h-2876l40 97zM2757 299l33-85h-2701l35 85z">
          <text:p/>
        </draw:path>
        <draw:path draw:style-name="gr12" draw:text-style-name="P11" draw:layer="layout" svg:width="3.644cm" svg:height="0.238cm" svg:x="61.934cm" svg:y="10.9cm" svg:viewBox="0 0 3645 239" svg:d="M3645 239c-1170-169-3138-101-3645 0l101-126c0 0 1067-113 1721-113 655 0 1721 113 1721 113z">
          <text:p/>
        </draw:path>
        <draw:path draw:style-name="gr7" draw:text-style-name="P3" draw:layer="layout" svg:width="3.644cm" svg:height="0.1cm" svg:x="61.934cm" svg:y="11.038cm" svg:viewBox="0 0 3645 101" svg:d="M3645 101c-1972-228-3645 0-3645 0">
          <text:p/>
        </draw:path>
        <draw:path draw:style-name="gr7" draw:text-style-name="P3" draw:layer="layout" svg:width="3.644cm" svg:height="1.685cm" svg:x="61.934cm" svg:y="10.9cm" svg:viewBox="0 0 3645 1686" svg:d="M3543 112l102 125c-170 484-618 1449-618 1449h-2409c0 0-449-965-618-1449l102-125c0 0 1066-112 1720-112 655 0 1721 112 1721 112z">
          <text:p/>
        </draw:path>
        <draw:g>
          <draw:path draw:style-name="gr10" draw:text-style-name="P9" draw:layer="layout" svg:width="3.115cm" svg:height="2.644cm" svg:x="62.668cm" svg:y="29.485cm" svg:viewBox="0 0 3116 2645" svg:d="M215 236l-197 163-18-230 201-74zM2904 148l201 181 11-247-201-82zM400 2230l-193 415-31-415 221-112zM2809 2230l188 415 16-397-203-133z">
            <text:p/>
          </draw:path>
          <draw:path draw:style-name="gr7" draw:text-style-name="P3" draw:layer="layout" svg:width="3.115cm" svg:height="2.644cm" svg:x="62.668cm" svg:y="29.485cm" svg:viewBox="0 0 3116 2645" svg:d="M215 236l-197 163-18-230 201-74zM2904 148l201 181 11-247-201-82zM400 2230l-193 415-31-415 221-112zM2809 2230l188 415 16-397-203-133z">
            <text:p/>
          </draw:path>
        </draw:g>
        <draw:g>
          <draw:path draw:style-name="gr11" draw:text-style-name="P10" draw:layer="layout" svg:width="4.19cm" svg:height="3.095cm" svg:x="62.121cm" svg:y="29.21cm" svg:viewBox="0 0 4191 3096" svg:d="M516 100l245 2876c3 58-43 108-103 111l-190 9c-60 3-111-42-114-100l-354-2871c-2-58 43-108 103-111l299-14c60-2 111 42 114 100zM3675 100l-136 2876c-3 58 43 108 103 111l190 9c60 3 111-42 114-100l245-2871c3-58-43-108-103-111l-299-14c-60-2-111 42-114 100z">
            <text:p/>
          </draw:path>
          <draw:path draw:style-name="gr7" draw:text-style-name="P3" draw:layer="layout" svg:width="4.19cm" svg:height="3.095cm" svg:x="62.121cm" svg:y="29.21cm" svg:viewBox="0 0 4191 3096" svg:d="M516 100l245 2876c3 58-43 108-103 111l-190 9c-60 3-111-42-114-100l-354-2871c-2-58 43-108 103-111l299-14c60-2 111 42 114 100zM3675 100l-136 2876c-3 58 43 108 103 111l190 9c60 3 111-42 114-100l245-2871c3-58-43-108-103-111l-299-14c-60-2-111 42-114 100z">
            <text:p/>
          </draw:path>
        </draw:g>
        <draw:path draw:style-name="gr11" draw:text-style-name="P10" draw:layer="layout" svg:width="2.738cm" svg:height="2.569cm" svg:x="62.848cm" svg:y="29.261cm" svg:viewBox="0 0 2739 2570" svg:d="M0 105l217 2238v121c0 59 44 106 98 106h2217c54 0 98-47 98-106l-1-124 110-2235c0-58-44-105-98-105h-2544c-54 0-97 47-97 105z">
          <text:p/>
        </draw:path>
        <draw:path draw:style-name="gr12" draw:text-style-name="P11" draw:layer="layout" svg:width="2.629cm" svg:height="1.037cm" svg:x="62.92cm" svg:y="30.109cm" svg:viewBox="0 0 2630 1038" svg:d="M90 932l10 106h2479l6-106zM0 0l10 105h2615l5-105z">
          <text:p/>
        </draw:path>
        <draw:path draw:style-name="gr13" draw:text-style-name="P12" draw:layer="layout" svg:width="2.625cm" svg:height="0.983cm" svg:x="62.923cm" svg:y="30.136cm" svg:viewBox="0 0 2626 984" svg:d="M93 931l2 53h2483v-53zM0 0l5 52h2618l3-52z">
          <text:p/>
        </draw:path>
        <draw:path draw:style-name="gr7" draw:text-style-name="P3" draw:layer="layout" svg:width="2.738cm" svg:height="2.569cm" svg:x="62.848cm" svg:y="29.261cm" svg:viewBox="0 0 2739 2570" svg:d="M0 105l217 2238v121c0 59 44 106 98 106h2217c54 0 98-47 98-106l-1-124 110-2235c0-58-44-105-98-105h-2544c-54 0-97 47-97 105z">
          <text:p/>
        </draw:path>
        <draw:g>
          <draw:path draw:style-name="gr11" draw:text-style-name="P10" draw:layer="layout" svg:width="3.644cm" svg:height="1.685cm" svg:x="62.45cm" svg:y="31.715cm" svg:viewBox="0 0 3645 1686" svg:d="M102 1574l-102-125c169-484 618-1449 618-1449h2409c0 0 448 965 618 1449l-102 125c0 0-1066 112-1721 112-654 0-1720-112-1720-112z">
            <text:p/>
          </draw:path>
          <draw:path draw:style-name="gr7" draw:text-style-name="P3" draw:layer="layout" svg:width="3.644cm" svg:height="1.685cm" svg:x="62.45cm" svg:y="31.715cm" svg:viewBox="0 0 3645 1686" svg:d="M102 1574l-102-125c169-484 618-1449 618-1449h2409c0 0 448 965 618 1449l-102 125c0 0-1066 112-1721 112-654 0-1720-112-1720-112z">
            <text:p/>
          </draw:path>
        </draw:g>
        <draw:path draw:style-name="gr12" draw:text-style-name="P11" draw:layer="layout" svg:width="2.796cm" svg:height="1.021cm" svg:x="62.883cm" svg:y="31.871cm" svg:viewBox="0 0 2797 1022" svg:d="M404 2l-9 22h1989l-13-24zM345 151l-12 31 2114-2-13-29zM258 371l-13 31h2293l-12-31zM175 582l-13 31 2465 1-14-32zM92 788l-13 32h2634l-13-32zM18 976l-18 46h2797l-19-46z">
          <text:p/>
        </draw:path>
        <draw:path draw:style-name="gr13" draw:text-style-name="P12" draw:layer="layout" svg:width="2.875cm" svg:height="1.094cm" svg:x="62.844cm" svg:y="31.896cm" svg:viewBox="0 0 2876 1095" svg:d="M434 0l-17 43h2026l-21-43zM372 158l-32 79h2178l-33-81zM284 378l-28 71h2351l-31-71zM201 589l-30 73h2524l-30-73zM38 997l-38 98h2876l-41-98zM118 796l-33 84h2701l-35-84z">
          <text:p/>
        </draw:path>
        <draw:path draw:style-name="gr12" draw:text-style-name="P11" draw:layer="layout" svg:width="3.644cm" svg:height="0.238cm" svg:x="62.45cm" svg:y="33.162cm" svg:viewBox="0 0 3645 239" svg:d="M0 0c1170 169 3138 100 3645 0l-102 126c0 0-1066 113-1721 113-654 0-1720-113-1720-113z">
          <text:p/>
        </draw:path>
        <draw:path draw:style-name="gr7" draw:text-style-name="P3" draw:layer="layout" svg:width="3.644cm" svg:height="0.101cm" svg:x="62.45cm" svg:y="33.162cm" svg:viewBox="0 0 3645 102" svg:d="M0 0c1972 229 3645 0 3645 0">
          <text:p/>
        </draw:path>
        <draw:path draw:style-name="gr7" draw:text-style-name="P3" draw:layer="layout" svg:width="3.644cm" svg:height="1.685cm" svg:x="62.45cm" svg:y="31.715cm" svg:viewBox="0 0 3645 1686" svg:d="M102 1574l-102-125c169-484 618-1449 618-1449h2409c0 0 448 965 618 1449l-102 125c0 0-1066 112-1721 112-654 0-1720-112-1720-112z">
          <text:p/>
        </draw:path>
        <draw:g>
          <draw:path draw:style-name="gr10" draw:text-style-name="P9" draw:layer="layout" svg:width="3.115cm" svg:height="2.644cm" svg:x="55.573cm" svg:y="29.485cm" svg:viewBox="0 0 3116 2645" svg:d="M215 236l-197 163-18-230 201-74zM2904 148l201 181 11-247-201-82zM400 2230l-193 415-31-415 221-112zM2809 2230l188 415 16-397-203-133z">
            <text:p/>
          </draw:path>
          <draw:path draw:style-name="gr7" draw:text-style-name="P3" draw:layer="layout" svg:width="3.115cm" svg:height="2.644cm" svg:x="55.573cm" svg:y="29.485cm" svg:viewBox="0 0 3116 2645" svg:d="M215 236l-197 163-18-230 201-74zM2904 148l201 181 11-247-201-82zM400 2230l-193 415-31-415 221-112zM2809 2230l188 415 16-397-203-133z">
            <text:p/>
          </draw:path>
        </draw:g>
        <draw:g>
          <draw:path draw:style-name="gr11" draw:text-style-name="P10" draw:layer="layout" svg:width="4.19cm" svg:height="3.095cm" svg:x="55.026cm" svg:y="29.21cm" svg:viewBox="0 0 4191 3096" svg:d="M516 100l245 2876c3 58-43 108-103 111l-190 9c-60 3-111-42-114-100l-354-2871c-2-58 43-108 103-111l299-14c60-2 111 42 114 100zM3675 100l-136 2876c-3 58 43 108 103 111l190 9c60 3 111-42 114-100l245-2871c3-58-43-108-103-111l-299-14c-60-2-111 42-114 100z">
            <text:p/>
          </draw:path>
          <draw:path draw:style-name="gr7" draw:text-style-name="P3" draw:layer="layout" svg:width="4.19cm" svg:height="3.095cm" svg:x="55.026cm" svg:y="29.21cm" svg:viewBox="0 0 4191 3096" svg:d="M516 100l245 2876c3 58-43 108-103 111l-190 9c-60 3-111-42-114-100l-354-2871c-2-58 43-108 103-111l299-14c60-2 111 42 114 100zM3675 100l-136 2876c-3 58 43 108 103 111l190 9c60 3 111-42 114-100l245-2871c3-58-43-108-103-111l-299-14c-60-2-111 42-114 100z">
            <text:p/>
          </draw:path>
        </draw:g>
        <draw:path draw:style-name="gr11" draw:text-style-name="P10" draw:layer="layout" svg:width="2.738cm" svg:height="2.569cm" svg:x="55.754cm" svg:y="29.261cm" svg:viewBox="0 0 2739 2570" svg:d="M0 105l217 2238v121c0 59 44 106 98 106h2217c54 0 98-47 98-106l-1-124 110-2235c0-58-44-105-98-105h-2544c-54 0-97 47-97 105z">
          <text:p/>
        </draw:path>
        <draw:path draw:style-name="gr12" draw:text-style-name="P11" draw:layer="layout" svg:width="2.629cm" svg:height="1.037cm" svg:x="55.825cm" svg:y="30.109cm" svg:viewBox="0 0 2630 1038" svg:d="M90 932l10 106h2479l6-106zM0 0l10 105h2615l5-105z">
          <text:p/>
        </draw:path>
        <draw:path draw:style-name="gr13" draw:text-style-name="P12" draw:layer="layout" svg:width="2.625cm" svg:height="0.983cm" svg:x="55.828cm" svg:y="30.136cm" svg:viewBox="0 0 2626 984" svg:d="M93 931l2 53h2483v-53zM0 0l5 52h2618l3-52z">
          <text:p/>
        </draw:path>
        <draw:path draw:style-name="gr7" draw:text-style-name="P3" draw:layer="layout" svg:width="2.738cm" svg:height="2.569cm" svg:x="55.754cm" svg:y="29.261cm" svg:viewBox="0 0 2739 2570" svg:d="M0 105l217 2238v121c0 59 44 106 98 106h2217c54 0 98-47 98-106l-1-124 110-2235c0-58-44-105-98-105h-2544c-54 0-97 47-97 105z">
          <text:p/>
        </draw:path>
        <draw:g>
          <draw:path draw:style-name="gr11" draw:text-style-name="P10" draw:layer="layout" svg:width="3.644cm" svg:height="1.685cm" svg:x="55.355cm" svg:y="31.715cm" svg:viewBox="0 0 3645 1686" svg:d="M102 1574l-102-125c169-484 618-1449 618-1449h2409c0 0 448 965 618 1449l-102 125c0 0-1066 112-1721 112-654 0-1720-112-1720-112z">
            <text:p/>
          </draw:path>
          <draw:path draw:style-name="gr7" draw:text-style-name="P3" draw:layer="layout" svg:width="3.644cm" svg:height="1.685cm" svg:x="55.355cm" svg:y="31.715cm" svg:viewBox="0 0 3645 1686" svg:d="M102 1574l-102-125c169-484 618-1449 618-1449h2409c0 0 448 965 618 1449l-102 125c0 0-1066 112-1721 112-654 0-1720-112-1720-112z">
            <text:p/>
          </draw:path>
        </draw:g>
        <draw:path draw:style-name="gr12" draw:text-style-name="P11" draw:layer="layout" svg:width="2.796cm" svg:height="1.021cm" svg:x="55.788cm" svg:y="31.871cm" svg:viewBox="0 0 2797 1022" svg:d="M404 2l-9 22h1989l-13-24zM345 151l-12 31 2114-2-13-29zM258 371l-13 31h2293l-12-31zM175 582l-13 31 2465 1-14-32zM92 788l-13 32h2634l-13-32zM18 976l-18 46h2797l-19-46z">
          <text:p/>
        </draw:path>
        <draw:path draw:style-name="gr13" draw:text-style-name="P12" draw:layer="layout" svg:width="2.875cm" svg:height="1.094cm" svg:x="55.749cm" svg:y="31.896cm" svg:viewBox="0 0 2876 1095" svg:d="M434 0l-17 43h2026l-21-43zM372 158l-32 79h2178l-33-81zM284 378l-28 71h2351l-31-71zM201 589l-30 73h2524l-30-73zM38 997l-38 98h2876l-41-98zM118 796l-33 84h2701l-35-84z">
          <text:p/>
        </draw:path>
        <draw:path draw:style-name="gr12" draw:text-style-name="P11" draw:layer="layout" svg:width="3.644cm" svg:height="0.238cm" svg:x="55.355cm" svg:y="33.162cm" svg:viewBox="0 0 3645 239" svg:d="M0 0c1170 169 3138 100 3645 0l-102 126c0 0-1066 113-1721 113-654 0-1720-113-1720-113z">
          <text:p/>
        </draw:path>
        <draw:path draw:style-name="gr7" draw:text-style-name="P3" draw:layer="layout" svg:width="3.644cm" svg:height="0.101cm" svg:x="55.355cm" svg:y="33.162cm" svg:viewBox="0 0 3645 102" svg:d="M0 0c1972 229 3645 0 3645 0">
          <text:p/>
        </draw:path>
        <draw:path draw:style-name="gr7" draw:text-style-name="P3" draw:layer="layout" svg:width="3.644cm" svg:height="1.685cm" svg:x="55.355cm" svg:y="31.715cm" svg:viewBox="0 0 3645 1686" svg:d="M102 1574l-102-125c169-484 618-1449 618-1449h2409c0 0 448 965 618 1449l-102 125c0 0-1066 112-1721 112-654 0-1720-112-1720-112z">
          <text:p/>
        </draw:path>
        <draw:g>
          <draw:path draw:style-name="gr10" draw:text-style-name="P9" draw:layer="layout" svg:width="3.115cm" svg:height="2.644cm" svg:x="48.478cm" svg:y="29.485cm" svg:viewBox="0 0 3116 2645" svg:d="M215 236l-197 163-18-230 201-74zM2904 148l201 181 11-247-201-82zM400 2230l-193 415-31-415 221-112zM2809 2230l188 415 16-397-203-133z">
            <text:p/>
          </draw:path>
          <draw:path draw:style-name="gr7" draw:text-style-name="P3" draw:layer="layout" svg:width="3.115cm" svg:height="2.644cm" svg:x="48.478cm" svg:y="29.485cm" svg:viewBox="0 0 3116 2645" svg:d="M215 236l-197 163-18-230 201-74zM2904 148l201 181 11-247-201-82zM400 2230l-193 415-31-415 221-112zM2809 2230l188 415 16-397-203-133z">
            <text:p/>
          </draw:path>
        </draw:g>
        <draw:g>
          <draw:path draw:style-name="gr11" draw:text-style-name="P10" draw:layer="layout" svg:width="4.19cm" svg:height="3.095cm" svg:x="47.931cm" svg:y="29.21cm" svg:viewBox="0 0 4191 3096" svg:d="M516 100l245 2876c3 58-43 108-103 111l-190 9c-60 3-111-42-114-100l-354-2871c-2-58 43-108 103-111l299-14c60-2 111 42 114 100zM3675 100l-136 2876c-3 58 43 108 103 111l190 9c60 3 111-42 114-100l245-2871c3-58-43-108-103-111l-299-14c-60-2-111 42-114 100z">
            <text:p/>
          </draw:path>
          <draw:path draw:style-name="gr7" draw:text-style-name="P3" draw:layer="layout" svg:width="4.19cm" svg:height="3.095cm" svg:x="47.931cm" svg:y="29.21cm" svg:viewBox="0 0 4191 3096" svg:d="M516 100l245 2876c3 58-43 108-103 111l-190 9c-60 3-111-42-114-100l-354-2871c-2-58 43-108 103-111l299-14c60-2 111 42 114 100zM3675 100l-136 2876c-3 58 43 108 103 111l190 9c60 3 111-42 114-100l245-2871c3-58-43-108-103-111l-299-14c-60-2-111 42-114 100z">
            <text:p/>
          </draw:path>
        </draw:g>
        <draw:path draw:style-name="gr11" draw:text-style-name="P10" draw:layer="layout" svg:width="2.738cm" svg:height="2.569cm" svg:x="48.658cm" svg:y="29.261cm" svg:viewBox="0 0 2739 2570" svg:d="M0 105l217 2238v121c0 59 44 106 98 106h2217c54 0 98-47 98-106l-1-124 110-2235c0-58-44-105-98-105h-2544c-54 0-97 47-97 105z">
          <text:p/>
        </draw:path>
        <draw:path draw:style-name="gr12" draw:text-style-name="P11" draw:layer="layout" svg:width="2.629cm" svg:height="1.037cm" svg:x="48.73cm" svg:y="30.109cm" svg:viewBox="0 0 2630 1038" svg:d="M90 932l10 106h2479l6-106zM0 0l10 105h2615l5-105z">
          <text:p/>
        </draw:path>
        <draw:path draw:style-name="gr13" draw:text-style-name="P12" draw:layer="layout" svg:width="2.625cm" svg:height="0.983cm" svg:x="48.733cm" svg:y="30.136cm" svg:viewBox="0 0 2626 984" svg:d="M93 931l2 53h2483v-53zM0 0l5 52h2618l3-52z">
          <text:p/>
        </draw:path>
        <draw:path draw:style-name="gr7" draw:text-style-name="P3" draw:layer="layout" svg:width="2.738cm" svg:height="2.569cm" svg:x="48.658cm" svg:y="29.261cm" svg:viewBox="0 0 2739 2570" svg:d="M0 105l217 2238v121c0 59 44 106 98 106h2217c54 0 98-47 98-106l-1-124 110-2235c0-58-44-105-98-105h-2544c-54 0-97 47-97 105z">
          <text:p/>
        </draw:path>
        <draw:g>
          <draw:path draw:style-name="gr11" draw:text-style-name="P10" draw:layer="layout" svg:width="3.644cm" svg:height="1.685cm" svg:x="48.26cm" svg:y="31.715cm" svg:viewBox="0 0 3645 1686" svg:d="M102 1574l-102-125c169-484 618-1449 618-1449h2409c0 0 448 965 618 1449l-102 125c0 0-1066 112-1721 112-654 0-1720-112-1720-112z">
            <text:p/>
          </draw:path>
          <draw:path draw:style-name="gr7" draw:text-style-name="P3" draw:layer="layout" svg:width="3.644cm" svg:height="1.685cm" svg:x="48.26cm" svg:y="31.715cm" svg:viewBox="0 0 3645 1686" svg:d="M102 1574l-102-125c169-484 618-1449 618-1449h2409c0 0 448 965 618 1449l-102 125c0 0-1066 112-1721 112-654 0-1720-112-1720-112z">
            <text:p/>
          </draw:path>
        </draw:g>
        <draw:path draw:style-name="gr12" draw:text-style-name="P11" draw:layer="layout" svg:width="2.796cm" svg:height="1.021cm" svg:x="48.693cm" svg:y="31.871cm" svg:viewBox="0 0 2797 1022" svg:d="M404 2l-9 22h1989l-13-24zM345 151l-12 31 2114-2-13-29zM258 371l-13 31h2293l-12-31zM175 582l-13 31 2465 1-14-32zM92 788l-13 32h2634l-13-32zM18 976l-18 46h2797l-19-46z">
          <text:p/>
        </draw:path>
        <draw:path draw:style-name="gr13" draw:text-style-name="P12" draw:layer="layout" svg:width="2.875cm" svg:height="1.094cm" svg:x="48.654cm" svg:y="31.896cm" svg:viewBox="0 0 2876 1095" svg:d="M434 0l-17 43h2026l-21-43zM372 158l-32 79h2178l-33-81zM284 378l-28 71h2351l-31-71zM201 589l-30 73h2524l-30-73zM38 997l-38 98h2876l-41-98zM118 796l-33 84h2701l-35-84z">
          <text:p/>
        </draw:path>
        <draw:path draw:style-name="gr12" draw:text-style-name="P11" draw:layer="layout" svg:width="3.644cm" svg:height="0.238cm" svg:x="48.26cm" svg:y="33.162cm" svg:viewBox="0 0 3645 239" svg:d="M0 0c1170 169 3138 100 3645 0l-102 126c0 0-1066 113-1721 113-654 0-1720-113-1720-113z">
          <text:p/>
        </draw:path>
        <draw:path draw:style-name="gr7" draw:text-style-name="P3" draw:layer="layout" svg:width="3.644cm" svg:height="0.101cm" svg:x="48.26cm" svg:y="33.162cm" svg:viewBox="0 0 3645 102" svg:d="M0 0c1972 229 3645 0 3645 0">
          <text:p/>
        </draw:path>
        <draw:path draw:style-name="gr7" draw:text-style-name="P3" draw:layer="layout" svg:width="3.644cm" svg:height="1.685cm" svg:x="48.26cm" svg:y="31.715cm" svg:viewBox="0 0 3645 1686" svg:d="M102 1574l-102-125c169-484 618-1449 618-1449h2409c0 0 448 965 618 1449l-102 125c0 0-1066 112-1721 112-654 0-1720-112-1720-112z">
          <text:p/>
        </draw:path>
        <draw:g>
          <draw:path draw:style-name="gr10" draw:text-style-name="P9" draw:layer="layout" svg:width="2.644cm" svg:height="3.115cm" svg:x="40.266cm" svg:y="20.602cm" svg:viewBox="0 0 2645 3116" svg:d="M2409 215l-164-197 231-18 73 201zM2496 2904l-180 201 246 11 83-201zM414 400l-414-193 414-31 112 221zM414 2809l-414 188 397 16 133-203z">
            <text:p/>
          </draw:path>
          <draw:path draw:style-name="gr7" draw:text-style-name="P3" draw:layer="layout" svg:width="2.644cm" svg:height="3.115cm" svg:x="40.266cm" svg:y="20.602cm" svg:viewBox="0 0 2645 3116" svg:d="M2409 215l-164-197 231-18 73 201zM2496 2904l-180 201 246 11 83-201zM414 400l-414-193 414-31 112 221zM414 2809l-414 188 397 16 133-203z">
            <text:p/>
          </draw:path>
        </draw:g>
        <draw:g>
          <draw:path draw:style-name="gr11" draw:text-style-name="P10" draw:layer="layout" svg:width="3.095cm" svg:height="4.19cm" svg:x="40.091cm" svg:y="20.055cm" svg:viewBox="0 0 3096 4191" svg:d="M2996 516l-2876 245c-59 3-108-43-111-103l-9-190c-2-60 42-111 100-114l2871-354c58-2 108 43 111 103l14 299c3 60-42 111-100 114zM2996 3675l-2876-136c-59-3-108 43-111 103l-9 190c-2 60 42 111 100 114l2871 245c58 3 108-43 111-103l14-299c3-60-42-111-100-114z">
            <text:p/>
          </draw:path>
          <draw:path draw:style-name="gr7" draw:text-style-name="P3" draw:layer="layout" svg:width="3.095cm" svg:height="4.19cm" svg:x="40.091cm" svg:y="20.055cm" svg:viewBox="0 0 3096 4191" svg:d="M2996 516l-2876 245c-59 3-108-43-111-103l-9-190c-2-60 42-111 100-114l2871-354c58-2 108 43 111 103l14 299c3 60-42 111-100 114zM2996 3675l-2876-136c-59-3-108 43-111 103l-9 190c-2 60 42 111 100 114l2871 245c58 3 108-43 111-103l14-299c3-60-42-111-100-114z">
            <text:p/>
          </draw:path>
        </draw:g>
        <draw:path draw:style-name="gr11" draw:text-style-name="P10" draw:layer="layout" svg:width="2.569cm" svg:height="2.738cm" svg:x="40.566cm" svg:y="20.782cm" svg:viewBox="0 0 2570 2739" svg:d="M2464 0l-2237 217h-122c-58 0-105 44-105 98v2217c0 54 47 98 105 98l125-1 2234 110c59 0 106-44 106-98v-2544c0-54-47-97-106-97z">
          <text:p/>
        </draw:path>
        <draw:path draw:style-name="gr12" draw:text-style-name="P11" draw:layer="layout" svg:width="1.037cm" svg:height="2.629cm" svg:x="41.25cm" svg:y="20.854cm" svg:viewBox="0 0 1038 2630" svg:d="M105 90l-105 10v2479l105 6zM1038 0l-106 10v2615l106 5z">
          <text:p/>
        </draw:path>
        <draw:path draw:style-name="gr13" draw:text-style-name="P12" draw:layer="layout" svg:width="0.983cm" svg:height="2.625cm" svg:x="41.277cm" svg:y="20.857cm" svg:viewBox="0 0 984 2626" svg:d="M52 93l-52 2v2483h52zM984 0l-53 5v2618l53 3z">
          <text:p/>
        </draw:path>
        <draw:path draw:style-name="gr7" draw:text-style-name="P3" draw:layer="layout" svg:width="2.569cm" svg:height="2.738cm" svg:x="40.566cm" svg:y="20.782cm" svg:viewBox="0 0 2570 2739" svg:d="M2464 0l-2237 217h-122c-58 0-105 44-105 98v2217c0 54 47 98 105 98l125-1 2234 110c59 0 106-44 106-98v-2544c0-54-47-97-106-97z">
          <text:p/>
        </draw:path>
        <draw:g>
          <draw:path draw:style-name="gr11" draw:text-style-name="P10" draw:layer="layout" svg:width="1.685cm" svg:height="3.644cm" svg:x="38.996cm" svg:y="20.384cm" svg:viewBox="0 0 1686 3645" svg:d="M112 102l125-102c484 169 1449 618 1449 618v2409c0 0-965 448-1449 618l-125-102c0 0-112-1066-112-1721 0-654 112-1720 112-1720z">
            <text:p/>
          </draw:path>
          <draw:path draw:style-name="gr7" draw:text-style-name="P3" draw:layer="layout" svg:width="1.685cm" svg:height="3.644cm" svg:x="38.996cm" svg:y="20.384cm" svg:viewBox="0 0 1686 3645" svg:d="M112 102l125-102c484 169 1449 618 1449 618v2409c0 0-965 448-1449 618l-125-102c0 0-112-1066-112-1721 0-654 112-1720 112-1720z">
            <text:p/>
          </draw:path>
        </draw:g>
        <draw:path draw:style-name="gr12" draw:text-style-name="P11" draw:layer="layout" svg:width="1.021cm" svg:height="2.796cm" svg:x="39.503cm" svg:y="20.817cm" svg:viewBox="0 0 1022 2797" svg:d="M1019 404l-22-9v1989l25-13zM871 345l-32-12 2 2114 30-13zM651 258l-32-13v2293l32-12zM440 175l-32-13-1 2465 33-14zM233 92l-32-13v2634l32-13zM46 18l-46-18v2797l46-19z">
          <text:p/>
        </draw:path>
        <draw:path draw:style-name="gr13" draw:text-style-name="P12" draw:layer="layout" svg:width="1.094cm" svg:height="2.875cm" svg:x="39.406cm" svg:y="20.778cm" svg:viewBox="0 0 1095 2876" svg:d="M1095 434l-44-17v2026l44-21zM936 372l-79-32v2178l82-33zM716 284l-71-28v2351l71-31zM506 201l-74-30v2524l73-30zM97 38l-97-38v2876l97-41zM299 118l-85-33v2701l85-35z">
          <text:p/>
        </draw:path>
        <draw:path draw:style-name="gr12" draw:text-style-name="P11" draw:layer="layout" svg:width="0.238cm" svg:height="3.644cm" svg:x="38.996cm" svg:y="20.384cm" svg:viewBox="0 0 239 3645" svg:d="M239 0c-169 1170-101 3138 0 3645l-126-102c0 0-113-1066-113-1721 0-654 113-1720 113-1720z">
          <text:p/>
        </draw:path>
        <draw:path draw:style-name="gr7" draw:text-style-name="P3" draw:layer="layout" svg:width="0.1cm" svg:height="3.644cm" svg:x="39.134cm" svg:y="20.384cm" svg:viewBox="0 0 101 3645" svg:d="M101 0c-228 1972 0 3645 0 3645">
          <text:p/>
        </draw:path>
        <draw:path draw:style-name="gr7" draw:text-style-name="P3" draw:layer="layout" svg:width="1.685cm" svg:height="3.644cm" svg:x="38.996cm" svg:y="20.384cm" svg:viewBox="0 0 1686 3645" svg:d="M112 102l125-102c484 169 1449 618 1449 618v2409c0 0-965 448-1449 618l-125-102c0 0-112-1066-112-1721 0-654 112-1720 112-1720z">
          <text:p/>
        </draw:path>
        <draw:polygon draw:style-name="gr2" draw:text-style-name="P2" draw:layer="layout" svg:width="40.25cm" svg:height="0.5cm" svg:x="29.043cm" svg:y="40.4cm" svg:viewBox="0 0 40251 501" draw:points="0,0 40251,0 39751,501 0,501">
          <text:p/>
        </draw:polygon>
        <draw:polygon draw:style-name="gr2" draw:text-style-name="P2" draw:layer="layout" svg:width="0.05cm" svg:height="0.5cm" svg:x="28.993cm" svg:y="40.4cm" svg:viewBox="0 0 51 501" draw:points="51,501 51,0 0,0 0,501">
          <text:p/>
        </draw:polygon>
        <draw:path draw:style-name="gr3" draw:text-style-name="P3" draw:layer="layout" svg:width="40.25cm" svg:height="0.5cm" svg:x="29.043cm" svg:y="40.4cm" svg:viewBox="0 0 40251 501" svg:d="M0 0h40251M0 501h39751">
          <text:p/>
        </draw:path>
        <draw:g>
          <draw:path draw:style-name="gr14" draw:text-style-name="P13" draw:layer="layout" svg:width="15.484cm" svg:height="6.084cm" svg:x="9.043cm" svg:y="6.369cm" svg:viewBox="0 0 15485 6085" svg:d="M15485 6085v-6085h-249l-307 97h-508v5891h508l307 97zM0 6085v-6085h249l307 97h1131v5891h-1131l-307 97z">
            <text:p/>
          </draw:path>
          <draw:path draw:style-name="gr3" draw:text-style-name="P3" draw:layer="layout" svg:width="15.484cm" svg:height="6.084cm" svg:x="9.043cm" svg:y="6.369cm" svg:viewBox="0 0 15485 6085" svg:d="M15485 6085v-6085h-249l-307 97h-508v5891h508l307 97zM0 6085v-6085h249l307 97h1131v5891h-1131l-307 97z">
            <text:p/>
          </draw:path>
        </draw:g>
        <draw:g>
          <draw:path draw:style-name="gr15" draw:text-style-name="P14" draw:layer="layout" svg:width="14.372cm" svg:height="5.889cm" svg:x="9.599cm" svg:y="6.467cm" svg:viewBox="0 0 14373 5890" svg:d="M14124 0h-13875c-138 0-249 87-249 194v5501c0 108 111 195 249 195h13875c138 0 249-87 249-195v-5501c0-107-111-194-249-194z">
            <text:p/>
          </draw:path>
          <draw:path draw:style-name="gr3" draw:text-style-name="P3" draw:layer="layout" svg:width="14.372cm" svg:height="5.889cm" svg:x="9.599cm" svg:y="6.467cm" svg:viewBox="0 0 14373 5890" svg:d="M14124 0h-13875c-138 0-249 87-249 194v5501c0 108 111 195 249 195h13875c138 0 249-87 249-195v-5501c0-107-111-194-249-194z">
            <text:p/>
          </draw:path>
        </draw:g>
        <draw:g>
          <draw:path draw:style-name="gr16" draw:text-style-name="P15" draw:layer="layout" svg:width="14.09cm" svg:height="6.803cm" svg:x="9.893cm" svg:y="5.914cm" svg:viewBox="0 0 14091 6804" svg:d="M3111 5570c-423-23-660-162-799-203-70-21-166 57-291 57s-225 2-225 2c0 0-194-10-229-34s-185 20-246 31c-158 27-537 45-650-19 0 0-62-51-155 49 0 0-335 191-495 117 0 0-92-37 109-203 0 0 35-191 58-242 24-53-11-281 51-397s16-395 47-435 54-940 54-940l-8-712c0 0-93-630-54-761 0 0-125-85-129-244 0 0-120-189-124-243-4-55 70-83 198-83 0 0 678 92 783 119s374-12 374-12c0 0 993-67 1145-49 0 0 144-24 167-42 23-19 107-23 154-26 99-7 91-84 329-87 0 0 394-286 363-30-32 255-190 472-235 633-91 326-54 1205-23 1333s70 1826 70 1826c0 0 86 396 117 427 31 30 211 377-8 346-218-30-244-173-348-178zM6836 6768c440-387 2731-4780 2731-4780l720-1015c-193-341-2980-973-2980-973-1866 121-1638 1241-1638 1241l-554 2508-61 633-398 877-391 1177c15 341 1475 332 1475 332 0 0 1005 80 1096 0zM7096 6457h6746c137 0 249-88 249-197v-5540c0-109-112-197-249-197h-4454c465 151 843 305 910 424l-720 1023c0 0-1745 3370-2482 4487z">
            <text:p/>
          </draw:path>
          <draw:path draw:style-name="gr3" draw:text-style-name="P3" draw:layer="layout" svg:width="14.09cm" svg:height="6.803cm" svg:x="9.893cm" svg:y="5.914cm" svg:viewBox="0 0 14091 6804" svg:d="M3111 5570c-423-23-660-162-799-203-70-21-166 57-291 57s-225 2-225 2c0 0-194-10-229-34s-185 20-246 31c-158 27-537 45-650-19 0 0-62-51-155 49 0 0-335 191-495 117 0 0-92-37 109-203 0 0 35-191 58-242 24-53-11-281 51-397s16-395 47-435 54-940 54-940l-8-712c0 0-93-630-54-761 0 0-125-85-129-244 0 0-120-189-124-243-4-55 70-83 198-83 0 0 678 92 783 119s374-12 374-12c0 0 993-67 1145-49 0 0 144-24 167-42 23-19 107-23 154-26 99-7 91-84 329-87 0 0 394-286 363-30-32 255-190 472-235 633-91 326-54 1205-23 1333s70 1826 70 1826c0 0 86 396 117 427 31 30 211 377-8 346-218-30-244-173-348-178zM6836 6768c440-387 2731-4780 2731-4780l720-1015c-193-341-2980-973-2980-973-1866 121-1638 1241-1638 1241l-554 2508-61 633-398 877-391 1177c15 341 1475 332 1475 332 0 0 1005 80 1096 0zM7096 6457h6746c137 0 249-88 249-197v-5540c0-109-112-197-249-197h-4454c465 151 843 305 910 424l-720 1023c0 0-1745 3370-2482 4487z">
            <text:p/>
          </draw:path>
        </draw:g>
        <draw:g>
          <draw:polygon draw:style-name="gr8" draw:text-style-name="P7" draw:layer="layout" svg:width="0.278cm" svg:height="0.181cm" svg:x="20.056cm" svg:y="24.867cm" svg:viewBox="0 0 279 182" draw:points="0,0 279,0 279,182 0,182">
            <text:p/>
          </draw:polygon>
          <draw:polygon draw:style-name="gr7" draw:text-style-name="P3" draw:layer="layout" svg:width="0.278cm" svg:height="0.181cm" svg:x="20.056cm" svg:y="24.867cm" svg:viewBox="0 0 279 182" draw:points="0,0 279,0 279,182 0,182">
            <text:p/>
          </draw:polygon>
        </draw:g>
        <draw:g>
          <draw:path draw:style-name="gr8" draw:text-style-name="P7" draw:layer="layout" svg:width="0.841cm" svg:height="0.223cm" svg:x="16.364cm" svg:y="24.867cm" svg:viewBox="0 0 842 224" svg:d="M678 0h164v44c0 100-78 180-175 180h-493c-96 0-174-80-174-180v-44h163v44c0 100 78 85 175 85h165c97 0 175 15 175-85z">
            <text:p/>
          </draw:path>
          <draw:path draw:style-name="gr7" draw:text-style-name="P3" draw:layer="layout" svg:width="0.841cm" svg:height="0.223cm" svg:x="16.364cm" svg:y="24.867cm" svg:viewBox="0 0 842 224" svg:d="M678 0h164v44c0 100-78 180-175 180h-493c-96 0-174-80-174-180v-44h163v44c0 100 78 85 175 85h165c97 0 175 15 175-85z">
            <text:p/>
          </draw:path>
        </draw:g>
        <draw:g>
          <draw:polygon draw:style-name="gr8" draw:text-style-name="P7" draw:layer="layout" svg:width="0.431cm" svg:height="0.181cm" svg:x="13.207cm" svg:y="24.867cm" svg:viewBox="0 0 432 182" draw:points="0,0 432,0 432,182 0,182">
            <text:p/>
          </draw:polygon>
          <draw:polygon draw:style-name="gr7" draw:text-style-name="P3" draw:layer="layout" svg:width="0.431cm" svg:height="0.181cm" svg:x="13.207cm" svg:y="24.867cm" svg:viewBox="0 0 432 182" draw:points="0,0 432,0 432,182 0,182">
            <text:p/>
          </draw:polygon>
        </draw:g>
        <draw:g>
          <draw:polygon draw:style-name="gr9" draw:text-style-name="P8" draw:layer="layout" svg:width="5.69cm" svg:height="0.282cm" svg:x="19.719cm" svg:y="24.584cm" svg:viewBox="0 0 5691 283" draw:points="0,0 5691,0 5691,283 0,283">
            <text:p/>
          </draw:polygon>
          <draw:polygon draw:style-name="gr7" draw:text-style-name="P3" draw:layer="layout" svg:width="5.69cm" svg:height="0.282cm" svg:x="19.719cm" svg:y="24.584cm" svg:viewBox="0 0 5691 283" draw:points="0,0 5691,0 5691,283 0,283">
            <text:p/>
          </draw:polygon>
        </draw:g>
        <draw:g>
          <draw:polygon draw:style-name="gr9" draw:text-style-name="P8" draw:layer="layout" svg:width="5.766cm" svg:height="0.282cm" svg:x="13.953cm" svg:y="24.584cm" svg:viewBox="0 0 5767 283" draw:points="0,0 5767,0 5767,283 0,283">
            <text:p/>
          </draw:polygon>
          <draw:polygon draw:style-name="gr7" draw:text-style-name="P3" draw:layer="layout" svg:width="5.766cm" svg:height="0.282cm" svg:x="13.953cm" svg:y="24.584cm" svg:viewBox="0 0 5767 283" draw:points="0,0 5767,0 5767,283 0,283">
            <text:p/>
          </draw:polygon>
        </draw:g>
        <draw:g>
          <draw:polygon draw:style-name="gr9" draw:text-style-name="P8" draw:layer="layout" svg:width="5.788cm" svg:height="0.282cm" svg:x="8.165cm" svg:y="24.584cm" svg:viewBox="0 0 5789 283" draw:points="0,0 5789,0 5789,283 0,283">
            <text:p/>
          </draw:polygon>
          <draw:polygon draw:style-name="gr7" draw:text-style-name="P3" draw:layer="layout" svg:width="5.788cm" svg:height="0.282cm" svg:x="8.165cm" svg:y="24.584cm" svg:viewBox="0 0 5789 283" draw:points="0,0 5789,0 5789,283 0,283">
            <text:p/>
          </draw:polygon>
        </draw:g>
        <draw:g>
          <draw:path draw:style-name="gr9" draw:text-style-name="P8" draw:layer="layout" svg:width="17.4cm" svg:height="4.529cm" svg:x="8.085cm" svg:y="20.055cm" svg:viewBox="0 0 17401 4530" svg:d="M76 4530h17248c43 0 77-34 77-76v-4379c0-42-34-75-77-75h-17248c-42 0-76 33-76 75v4379c0 42 34 76 76 76z">
            <text:p/>
          </draw:path>
          <draw:path draw:style-name="gr7" draw:text-style-name="P3" draw:layer="layout" svg:width="17.4cm" svg:height="4.529cm" svg:x="8.085cm" svg:y="20.055cm" svg:viewBox="0 0 17401 4530" svg:d="M76 4530h17248c43 0 77-34 77-76v-4379c0-42-34-75-77-75h-17248c-42 0-76 33-76 75v4379c0 42 34 76 76 76z">
            <text:p/>
          </draw:path>
        </draw:g>
        <draw:polygon draw:style-name="gr4" draw:text-style-name="P4" draw:layer="layout" svg:width="13.434cm" svg:height="6.811cm" svg:x="10.068cm" svg:y="26.589cm" svg:viewBox="0 0 13435 6812" draw:points="13064,6812 13435,6438 13435,373 13064,0 370,0 0,373 0,6438 370,6812">
          <text:p/>
        </draw:polygon>
        <draw:path draw:style-name="gr5" draw:text-style-name="P5" draw:layer="layout" svg:width="13.434cm" svg:height="6.811cm" svg:x="10.068cm" svg:y="26.589cm" svg:viewBox="0 0 13435 6812" svg:d="M13342 6345v-5879l-371-373h-12508l-371 373v5879l371 373h12508zM13064 0l371 373v6065l-371 374h-12694l-370-374v-6065l370-373z">
          <text:p/>
        </draw:path>
        <draw:path draw:style-name="gr6" draw:text-style-name="P6" draw:layer="layout" svg:width="11.58cm" svg:height="4.944cm" svg:x="10.995cm" svg:y="27.522cm" svg:viewBox="0 0 11581 4945" svg:d="M11395 227l186-188v4866l-186-188zM11370 4758l184 187h-11528l184-187zM185 4717l-185 188v-4866l185 188zM26 0h11528l-184 186h-11160z">
          <text:p/>
        </draw:path>
        <draw:polygon draw:style-name="gr7" draw:text-style-name="P3" draw:layer="layout" svg:width="13.434cm" svg:height="6.811cm" svg:x="10.068cm" svg:y="26.589cm" svg:viewBox="0 0 13435 6812" draw:points="13064,6812 13435,6438 13435,373 13064,0 370,0 0,373 0,6438 370,6812">
          <text:p/>
        </draw:polygon>
        <draw:g>
          <draw:path draw:style-name="gr17" draw:text-style-name="P16" draw:layer="layout" svg:width="3.297cm" svg:height="3.311cm" svg:x="6.152cm" svg:y="28.355cm" svg:viewBox="0 0 3298 3312" svg:d="M2873 2757l202 201c55 49 52 71-1 131-52 58-80 72-135 23l-240-191c64-52 124-109 180-170zM2666 377l273-218c55-49 83-35 135 23 53 61 56 82 1 132l-231 230c-55-60-115-116-178-167zM585 387c-63 53-123 109-178 170l-244-243c-55-50-52-71 2-132 51-58 79-72 134-23zM581 2887l-282 225c-55 49-83 35-134-23-54-60-57-82-2-131l246-245c53 62 111 120 172 174zM416 556c-74 84-139 175-195 272-145 252-221 537-221 828s76 576 221 828 353 461 604 606c250 146 535 222 824 222s574-76 824-222c154-88 291-201 409-334 74-84 139-175 195-272 145-252 221-537 221-828s-76-576-221-828-353-461-604-606c-250-146-535-222-824-222s-574 76-824 222c-154 88-291 201-409 334z">
            <text:p/>
          </draw:path>
          <draw:path draw:style-name="gr7" draw:text-style-name="P3" draw:layer="layout" svg:width="3.297cm" svg:height="3.311cm" svg:x="6.152cm" svg:y="28.355cm" svg:viewBox="0 0 3298 3312" svg:d="M2873 2757l202 201c55 49 52 71-1 131-52 58-80 72-135 23l-240-191c64-52 124-109 180-170M2666 377l273-218c55-49 83-35 135 23 53 61 56 82 1 132l-231 230c-55-60-115-116-178-167zM585 387c-63 53-123 109-178 170l-244-243c-55-50-52-71 2-132 51-58 79-72 134-23zM581 2887l-282 225c-55 49-83 35-134-23-54-60-57-82-2-131l246-245c53 62 111 120 172 174zM416 556c-74 84-139 175-195 272-145 252-221 537-221 828s76 576 221 828 353 461 604 606c250 146 535 222 824 222s574-76 824-222c154-88 291-201 409-334 74-84 139-175 195-272 145-252 221-537 221-828s-76-576-221-828-353-461-604-606c-250-146-535-222-824-222s-574 76-824 222c-154 88-291 201-409 334z">
            <text:p/>
          </draw:path>
        </draw:g>
        <draw:g>
          <draw:path draw:style-name="gr18" draw:text-style-name="P17" draw:layer="layout" svg:width="2.231cm" svg:height="2.227cm" svg:x="6.668cm" svg:y="28.878cm" svg:viewBox="0 0 2232 2228" svg:d="M274 363c77-83 167-155 266-212 171-99 366-151 564-151s392 52 564 151c171 99 313 241 412 413 99 171 152 366 152 564s-53 392-152 564c-35 61-76 119-122 173-77 83-167 155-266 212-171 99-366 151-564 151s-392-52-564-151c-171-99-313-241-412-413-99-171-152-366-152-564s53-392 152-564c35-61 76-119 122-173z">
            <text:p/>
          </draw:path>
          <draw:path draw:style-name="gr19" draw:text-style-name="P3" draw:layer="layout" svg:width="2.231cm" svg:height="2.227cm" svg:x="6.668cm" svg:y="28.878cm" svg:viewBox="0 0 2232 2228" svg:d="M274 363c77-83 167-155 266-212 171-99 366-151 564-151s392 52 564 151c171 99 313 241 412 413 99 171 152 366 152 564s-53 392-152 564c-35 61-76 119-122 173-77 83-167 155-266 212-171 99-366 151-564 151s-392-52-564-151c-171-99-313-241-412-413-99-171-152-366-152-564s53-392 152-564c35-61 76-119 122-173z">
            <text:p/>
          </draw:path>
        </draw:g>
        <draw:g>
          <draw:path draw:style-name="gr17" draw:text-style-name="P16" draw:layer="layout" svg:width="3.297cm" svg:height="3.311cm" svg:x="24.787cm" svg:y="27.684cm" svg:viewBox="0 0 3298 3312" svg:d="M2873 2757l202 201c55 49 52 71-1 131-52 58-80 72-135 23l-240-191c64-52 124-109 180-170zM2666 377l273-218c55-49 83-35 135 23 53 61 56 82 1 132l-231 230c-55-60-115-116-178-167zM585 387c-63 53-123 109-178 170l-244-243c-55-50-52-71 2-132 51-58 79-72 134-23zM581 2887l-282 225c-55 49-83 35-134-23-54-60-57-82-2-131l246-245c53 62 111 120 172 174zM416 556c-74 84-139 175-195 272-145 252-221 537-221 828s76 576 221 828 353 461 604 606c250 146 535 222 824 222s574-76 824-222c154-88 291-201 409-334 74-84 139-175 195-272 145-252 221-537 221-828s-76-576-221-828-353-461-604-606c-250-146-535-222-824-222s-574 76-824 222c-154 88-291 201-409 334z">
            <text:p/>
          </draw:path>
          <draw:path draw:style-name="gr7" draw:text-style-name="P3" draw:layer="layout" svg:width="3.297cm" svg:height="3.311cm" svg:x="24.787cm" svg:y="27.684cm" svg:viewBox="0 0 3298 3312" svg:d="M2873 2757l202 201c55 49 52 71-1 131-52 58-80 72-135 23l-240-191c64-52 124-109 180-170M2666 377l273-218c55-49 83-35 135 23 53 61 56 82 1 132l-231 230c-55-60-115-116-178-167zM585 387c-63 53-123 109-178 170l-244-243c-55-50-52-71 2-132 51-58 79-72 134-23zM581 2887l-282 225c-55 49-83 35-134-23-54-60-57-82-2-131l246-245c53 62 111 120 172 174zM416 556c-74 84-139 175-195 272-145 252-221 537-221 828s76 576 221 828 353 461 604 606c250 146 535 222 824 222s574-76 824-222c154-88 291-201 409-334 74-84 139-175 195-272 145-252 221-537 221-828s-76-576-221-828-353-461-604-606c-250-146-535-222-824-222s-574 76-824 222c-154 88-291 201-409 334z">
            <text:p/>
          </draw:path>
        </draw:g>
        <draw:g>
          <draw:path draw:style-name="gr18" draw:text-style-name="P17" draw:layer="layout" svg:width="2.231cm" svg:height="2.227cm" svg:x="25.303cm" svg:y="28.207cm" svg:viewBox="0 0 2232 2228" svg:d="M274 363c77-83 167-155 266-212 171-99 366-151 564-151s392 52 564 151c171 99 313 241 412 413 99 171 152 366 152 564s-53 392-152 564c-35 61-76 119-122 173-77 83-167 155-266 212-171 99-366 151-564 151s-392-52-564-151c-171-99-313-241-412-413-99-171-152-366-152-564s53-392 152-564c35-61 76-119 122-173z">
            <text:p/>
          </draw:path>
          <draw:path draw:style-name="gr19" draw:text-style-name="P3" draw:layer="layout" svg:width="2.231cm" svg:height="2.227cm" svg:x="25.303cm" svg:y="28.207cm" svg:viewBox="0 0 2232 2228" svg:d="M274 363c77-83 167-155 266-212 171-99 366-151 564-151s392 52 564 151c171 99 313 241 412 413 99 171 152 366 152 564s-53 392-152 564c-35 61-76 119-122 173-77 83-167 155-266 212-171 99-366 151-564 151s-392-52-564-151c-171-99-313-241-412-413-99-171-152-366-152-564s53-392 152-564c35-61 76-119 122-173z">
            <text:p/>
          </draw:path>
        </draw:g>
        <draw:g>
          <draw:path draw:style-name="gr17" draw:text-style-name="P16" draw:layer="layout" svg:width="3.297cm" svg:height="3.311cm" svg:x="15.675cm" svg:y="34.161cm" svg:viewBox="0 0 3298 3312" svg:d="M2873 2757l202 201c55 49 52 71-1 131-52 58-80 72-135 23l-240-191c64-52 124-109 180-170zM2666 377l273-218c55-49 83-35 135 23 53 61 56 82 1 132l-231 230c-55-60-115-116-178-167zM585 387c-63 53-123 109-178 170l-244-243c-55-50-52-71 2-132 51-58 79-72 134-23zM581 2887l-282 225c-55 49-83 35-134-23-54-60-57-82-2-131l246-245c53 62 111 120 172 174zM416 556c-74 84-139 175-195 272-145 252-221 537-221 828s76 576 221 828 353 461 604 606c250 146 535 222 824 222s574-76 824-222c154-88 291-201 409-334 74-84 139-175 195-272 145-252 221-537 221-828s-76-576-221-828-353-461-604-606c-250-146-535-222-824-222s-574 76-824 222c-154 88-291 201-409 334z">
            <text:p/>
          </draw:path>
          <draw:path draw:style-name="gr7" draw:text-style-name="P3" draw:layer="layout" svg:width="3.297cm" svg:height="3.311cm" svg:x="15.675cm" svg:y="34.161cm" svg:viewBox="0 0 3298 3312" svg:d="M2873 2757l202 201c55 49 52 71-1 131-52 58-80 72-135 23l-240-191c64-52 124-109 180-170M2666 377l273-218c55-49 83-35 135 23 53 61 56 82 1 132l-231 230c-55-60-115-116-178-167zM585 387c-63 53-123 109-178 170l-244-243c-55-50-52-71 2-132 51-58 79-72 134-23zM581 2887l-282 225c-55 49-83 35-134-23-54-60-57-82-2-131l246-245c53 62 111 120 172 174zM416 556c-74 84-139 175-195 272-145 252-221 537-221 828s76 576 221 828 353 461 604 606c250 146 535 222 824 222s574-76 824-222c154-88 291-201 409-334 74-84 139-175 195-272 145-252 221-537 221-828s-76-576-221-828-353-461-604-606c-250-146-535-222-824-222s-574 76-824 222c-154 88-291 201-409 334z">
            <text:p/>
          </draw:path>
        </draw:g>
        <draw:g>
          <draw:path draw:style-name="gr18" draw:text-style-name="P17" draw:layer="layout" svg:width="2.231cm" svg:height="2.227cm" svg:x="16.191cm" svg:y="34.684cm" svg:viewBox="0 0 2232 2228" svg:d="M274 363c77-83 167-155 266-212 171-99 366-151 564-151s392 52 564 151c171 99 313 241 412 413 99 171 152 366 152 564s-53 392-152 564c-35 61-76 119-122 173-77 83-167 155-266 212-171 99-366 151-564 151s-392-52-564-151c-171-99-313-241-412-413-99-171-152-366-152-564s53-392 152-564c35-61 76-119 122-173z">
            <text:p/>
          </draw:path>
          <draw:path draw:style-name="gr19" draw:text-style-name="P3" draw:layer="layout" svg:width="2.231cm" svg:height="2.227cm" svg:x="16.191cm" svg:y="34.684cm" svg:viewBox="0 0 2232 2228" svg:d="M274 363c77-83 167-155 266-212 171-99 366-151 564-151s392 52 564 151c171 99 313 241 412 413 99 171 152 366 152 564s-53 392-152 564c-35 61-76 119-122 173-77 83-167 155-266 212-171 99-366 151-564 151s-392-52-564-151c-171-99-313-241-412-413-99-171-152-366-152-564s53-392 152-564c35-61 76-119 122-173z">
            <text:p/>
          </draw:path>
        </draw:g>
        <draw:g>
          <draw:path draw:style-name="gr9" draw:text-style-name="P8" draw:layer="layout" svg:width="5.729cm" svg:height="7.162cm" svg:x="29.043cm" svg:y="42.319cm" svg:viewBox="0 0 5730 7163" svg:d="M3841 1333v4497h1718v-4497zM3834 7163v-7163h-3834v7163zM5730 3581c0 21-4 41-11 59-8 18-19 33-32 43-12 11-27 16-42 16h-1c-15 0-29-6-42-16-12-10-23-25-31-43-7-18-11-38-11-59s4-41 11-59c8-18 19-33 31-43 13-11 28-16 43-16s30 5 42 16c13 10 24 25 32 43 7 18 11 38 11 59z">
            <text:p/>
          </draw:path>
          <draw:path draw:style-name="gr7" draw:text-style-name="P3" draw:layer="layout" svg:width="5.729cm" svg:height="7.162cm" svg:x="29.043cm" svg:y="42.319cm" svg:viewBox="0 0 5730 7163" svg:d="M3841 1333v4497h1718v-4497zM3834 7163v-7163h-3834v7163zM5730 3581c0 21-4 41-11 59-8 18-19 33-32 43-12 11-27 16-42 16h-1c-15 0-29-6-42-16-12-10-23-25-31-43-7-18-11-38-11-59s4-41 11-59c8-18 19-33 31-43 13-11 28-16 43-16s30 5 42 16c13 10 24 25 32 43 7 18 11 38 11 59z">
            <text:p/>
          </draw:path>
        </draw:g>
        <draw:g>
          <draw:polygon draw:style-name="gr20" draw:text-style-name="P18" draw:layer="layout" svg:width="1.521cm" svg:height="4.123cm" svg:x="32.884cm" svg:y="43.838cm" svg:viewBox="0 0 1522 4124" draw:points="0,0 0,4124 1522,4124 1522,0">
            <text:p/>
          </draw:polygon>
          <draw:polygon draw:style-name="gr7" draw:text-style-name="P3" draw:layer="layout" svg:width="1.521cm" svg:height="4.123cm" svg:x="32.884cm" svg:y="43.838cm" svg:viewBox="0 0 1522 4124" draw:points="0,0 0,4124 1522,4124 1522,0">
            <text:p/>
          </draw:polygon>
        </draw:g>
        <draw:g>
          <draw:polygon draw:style-name="gr8" draw:text-style-name="P7" draw:layer="layout" svg:width="0.09cm" svg:height="0.138cm" svg:x="78.932cm" svg:y="39.217cm" svg:viewBox="0 0 91 139" draw:points="0,139 0,0 91,0 91,139">
            <text:p/>
          </draw:polygon>
          <draw:polygon draw:style-name="gr7" draw:text-style-name="P3" draw:layer="layout" svg:width="0.09cm" svg:height="0.138cm" svg:x="78.932cm" svg:y="39.217cm" svg:viewBox="0 0 91 139" draw:points="0,139 0,0 91,0 91,139">
            <text:p/>
          </draw:polygon>
        </draw:g>
        <draw:g>
          <draw:path draw:style-name="gr8" draw:text-style-name="P7" draw:layer="layout" svg:width="0.111cm" svg:height="0.418cm" svg:x="78.932cm" svg:y="40.77cm" svg:viewBox="0 0 112 419" svg:d="M0 81v-81h22c50 0 90 38 90 86v246c0 48-40 87-90 87h-22v-81h22c50 0 42-40 42-88v-81c0-48 8-88-42-88z">
            <text:p/>
          </draw:path>
          <draw:path draw:style-name="gr7" draw:text-style-name="P3" draw:layer="layout" svg:width="0.111cm" svg:height="0.418cm" svg:x="78.932cm" svg:y="40.77cm" svg:viewBox="0 0 112 419" svg:d="M0 81v-81h22c50 0 90 38 90 86v246c0 48-40 87-90 87h-22v-81h22c50 0 42-40 42-88v-81c0-48 8-88-42-88z">
            <text:p/>
          </draw:path>
        </draw:g>
        <draw:g>
          <draw:polygon draw:style-name="gr8" draw:text-style-name="P7" draw:layer="layout" svg:width="0.09cm" svg:height="0.214cm" svg:x="78.932cm" svg:y="42.542cm" svg:viewBox="0 0 91 215" draw:points="0,215 0,0 91,0 91,215">
            <text:p/>
          </draw:polygon>
          <draw:polygon draw:style-name="gr7" draw:text-style-name="P3" draw:layer="layout" svg:width="0.09cm" svg:height="0.214cm" svg:x="78.932cm" svg:y="42.542cm" svg:viewBox="0 0 91 215" draw:points="0,215 0,0 91,0 91,215">
            <text:p/>
          </draw:polygon>
        </draw:g>
        <draw:g>
          <draw:polygon draw:style-name="gr9" draw:text-style-name="P8" draw:layer="layout" svg:width="0.14cm" svg:height="2.825cm" svg:x="78.792cm" svg:y="36.697cm" svg:viewBox="0 0 141 2826" draw:points="0,2826 0,0 141,0 141,2826">
            <text:p/>
          </draw:polygon>
          <draw:polygon draw:style-name="gr7" draw:text-style-name="P3" draw:layer="layout" svg:width="0.14cm" svg:height="2.825cm" svg:x="78.792cm" svg:y="36.697cm" svg:viewBox="0 0 141 2826" draw:points="0,2826 0,0 141,0 141,2826">
            <text:p/>
          </draw:polygon>
        </draw:g>
        <draw:g>
          <draw:polygon draw:style-name="gr9" draw:text-style-name="P8" draw:layer="layout" svg:width="0.14cm" svg:height="2.863cm" svg:x="78.792cm" svg:y="39.522cm" svg:viewBox="0 0 141 2864" draw:points="0,2864 0,0 141,0 141,2864">
            <text:p/>
          </draw:polygon>
          <draw:polygon draw:style-name="gr7" draw:text-style-name="P3" draw:layer="layout" svg:width="0.14cm" svg:height="2.863cm" svg:x="78.792cm" svg:y="39.522cm" svg:viewBox="0 0 141 2864" draw:points="0,2864 0,0 141,0 141,2864">
            <text:p/>
          </draw:polygon>
        </draw:g>
        <draw:g>
          <draw:polygon draw:style-name="gr9" draw:text-style-name="P8" draw:layer="layout" svg:width="0.14cm" svg:height="2.874cm" svg:x="78.792cm" svg:y="42.385cm" svg:viewBox="0 0 141 2875" draw:points="0,2875 0,0 141,0 141,2875">
            <text:p/>
          </draw:polygon>
          <draw:polygon draw:style-name="gr7" draw:text-style-name="P3" draw:layer="layout" svg:width="0.14cm" svg:height="2.874cm" svg:x="78.792cm" svg:y="42.385cm" svg:viewBox="0 0 141 2875" draw:points="0,2875 0,0 141,0 141,2875">
            <text:p/>
          </draw:polygon>
        </draw:g>
        <draw:g>
          <draw:path draw:style-name="gr9" draw:text-style-name="P8" draw:layer="layout" svg:width="3.749cm" svg:height="9.39cm" svg:x="24.5cm" svg:y="39.109cm" svg:viewBox="0 0 3750 9391" svg:d="M3750 9350v-9310c0-23-27-40-62-40h-3626c-35 0-62 17-62 40v9310c0 23 27 41 62 41h3626c35 0 62-18 62-41z">
            <text:p/>
          </draw:path>
          <draw:path draw:style-name="gr7" draw:text-style-name="P3" draw:layer="layout" svg:width="3.749cm" svg:height="9.39cm" svg:x="24.5cm" svg:y="39.109cm" svg:viewBox="0 0 3750 9391" svg:d="M3750 9350v-9310c0-23-27-40-62-40h-3626c-35 0-62 17-62 40v9310c0 23 27 41 62 41h3626c35 0 62-18 62-41z">
            <text:p/>
          </draw:path>
        </draw:g>
        <draw:polygon draw:style-name="gr2" draw:text-style-name="P2" draw:layer="layout" svg:width="22.586cm" svg:height="0.5cm" svg:x="5.957cm" svg:y="25.4cm" svg:viewBox="0 0 22587 501" draw:points="0,0 22587,0 22587,501 0,501">
          <text:p/>
        </draw:polygon>
        <draw:polygon draw:style-name="gr2" draw:text-style-name="P2" draw:layer="layout" svg:width="0.05cm" svg:height="0.5cm" svg:x="5.907cm" svg:y="25.4cm" svg:viewBox="0 0 51 501" draw:points="51,501 51,0 0,0 0,501">
          <text:p/>
        </draw:polygon>
        <draw:polygon draw:style-name="gr2" draw:text-style-name="P2" draw:layer="layout" svg:width="0.05cm" svg:height="0.5cm" svg:x="28.543cm" svg:y="25.4cm" svg:viewBox="0 0 51 501" draw:points="0,0 0,501 51,501 51,0">
          <text:p/>
        </draw:polygon>
        <draw:path draw:style-name="gr3" draw:text-style-name="P3" draw:layer="layout" svg:width="22.586cm" svg:height="0.5cm" svg:x="5.957cm" svg:y="25.4cm" svg:viewBox="0 0 22587 501" svg:d="M0 0h22587M0 501h22587">
          <text:p/>
        </draw:path>
        <draw:polygon draw:style-name="gr2" draw:text-style-name="P2" draw:layer="layout" svg:width="0.5cm" svg:height="48.986cm" svg:x="28.543cm" svg:y="5.914cm" svg:viewBox="0 0 501 48987" draw:points="0,48987 0,0 501,0 500,48987">
          <text:p/>
        </draw:polygon>
        <draw:polygon draw:style-name="gr2" draw:text-style-name="P2" draw:layer="layout" svg:width="0.5cm" svg:height="0.05cm" svg:x="28.543cm" svg:y="54.9cm" svg:viewBox="0 0 501 51" draw:points="501,0 0,0 0,51 501,51">
          <text:p/>
        </draw:polygon>
        <draw:polygon draw:style-name="gr2" draw:text-style-name="P2" draw:layer="layout" svg:width="0.5cm" svg:height="0.05cm" svg:x="28.543cm" svg:y="5.864cm" svg:viewBox="0 0 501 51" draw:points="0,51 501,51 501,0 0,0">
          <text:p/>
        </draw:polygon>
        <draw:path draw:style-name="gr3" draw:text-style-name="P3" draw:layer="layout" svg:width="0.5cm" svg:height="48.986cm" svg:x="28.543cm" svg:y="5.914cm" svg:viewBox="0 0 501 48987" svg:d="M0 48987v-48987M500 48987l1-48987">
          <text:p/>
        </draw:path>
        <draw:polygon draw:style-name="gr2" draw:text-style-name="P2" draw:layer="layout" svg:width="0.5cm" svg:height="14.5cm" svg:x="68.793cm" svg:y="40.4cm" svg:viewBox="0 0 501 14501" draw:points="0,14501 0,500 500,0 501,14501">
          <text:p/>
        </draw:polygon>
        <draw:polygon draw:style-name="gr2" draw:text-style-name="P2" draw:layer="layout" svg:width="0.5cm" svg:height="0.05cm" svg:x="68.793cm" svg:y="54.9cm" svg:viewBox="0 0 501 51" draw:points="501,0 0,0 0,51 501,51">
          <text:p/>
        </draw:polygon>
        <draw:path draw:style-name="gr3" draw:text-style-name="P3" draw:layer="layout" svg:width="0.5cm" svg:height="14.5cm" svg:x="68.793cm" svg:y="40.4cm" svg:viewBox="0 0 501 14501" svg:d="M0 14501v-14001M501 14501l-1-14501">
          <text:p/>
        </draw:path>
        <draw:polygon draw:style-name="gr2" draw:text-style-name="P2" draw:layer="layout" svg:width="0.5cm" svg:height="14cm" svg:x="50cm" svg:y="40.9cm" svg:viewBox="0 0 501 14001" draw:points="501,0 500,14001 0,14001 0,0">
          <text:p/>
        </draw:polygon>
        <draw:polygon draw:style-name="gr2" draw:text-style-name="P2" draw:layer="layout" svg:width="0.5cm" svg:height="0.05cm" svg:x="50cm" svg:y="40.85cm" svg:viewBox="0 0 501 51" draw:points="0,51 501,51 501,0 0,0">
          <text:p/>
        </draw:polygon>
        <draw:polygon draw:style-name="gr2" draw:text-style-name="P2" draw:layer="layout" svg:width="0.5cm" svg:height="0.05cm" svg:x="50cm" svg:y="54.9cm" svg:viewBox="0 0 501 51" draw:points="501,0 0,0 0,51 501,51">
          <text:p/>
        </draw:polygon>
        <draw:path draw:style-name="gr3" draw:text-style-name="P3" draw:layer="layout" svg:width="0.5cm" svg:height="14cm" svg:x="50cm" svg:y="40.9cm" svg:viewBox="0 0 501 14001" svg:d="M501 0l-1 14001M0 0v14001">
          <text:p/>
        </draw:path>
        <draw:polygon draw:style-name="gr4" draw:text-style-name="P4" draw:layer="layout" svg:width="5cm" svg:height="13.112cm" svg:x="50.852cm" svg:y="41.6cm" svg:viewBox="0 0 5001 13113" draw:points="0,12751 274,13113 4727,13113 5001,12751 5001,361 4727,0 274,0 0,361">
          <text:p/>
        </draw:polygon>
        <draw:path draw:style-name="gr5" draw:text-style-name="P5" draw:layer="layout" svg:width="5cm" svg:height="13.112cm" svg:x="50.852cm" svg:y="41.6cm" svg:viewBox="0 0 5001 13113" svg:d="M342 13022h4317l274-362v-12208l-274-362h-4317l-274 362v12208zM5001 12751l-274 362h-4453l-274-362v-12390l274-361h4453l274 361z">
          <text:p/>
        </draw:path>
        <draw:path draw:style-name="gr6" draw:text-style-name="P6" draw:layer="layout" svg:width="3.629cm" svg:height="11.303cm" svg:x="51.537cm" svg:y="42.505cm" svg:viewBox="0 0 3630 11304" svg:d="M3463 11123l138 181h-3572l138-181zM137 11099l-137 180v-11254l137 180zM166 180l-137-180h3572l-138 180zM3630 25v11254l-137-180v-10894z">
          <text:p/>
        </draw:path>
        <draw:polygon draw:style-name="gr7" draw:text-style-name="P3" draw:layer="layout" svg:width="5cm" svg:height="13.112cm" svg:x="50.852cm" svg:y="41.6cm" svg:viewBox="0 0 5001 13113" draw:points="0,12751 274,13113 4727,13113 5001,12751 5001,361 4727,0 274,0 0,361">
          <text:p/>
        </draw:polygon>
        <draw:g>
          <draw:path draw:style-name="gr21" draw:text-style-name="P19" draw:layer="layout" svg:width="5.507cm" svg:height="5.035cm" svg:x="62.5cm" svg:y="44.365cm" svg:viewBox="0 0 5508 5036" svg:d="M0 4573v148h183v-148zM183 0v5036h184v-5036zM367 0v5036h5141v-5036z">
            <text:p/>
          </draw:path>
          <draw:path draw:style-name="gr3" draw:text-style-name="P3" draw:layer="layout" svg:width="5.507cm" svg:height="5.035cm" svg:x="62.5cm" svg:y="44.365cm" svg:viewBox="0 0 5508 5036" svg:d="M0 4573v148h183v-148zM183 0v5036h184v-5036zM367 0v5036h5141v-5036z">
            <text:p/>
          </draw:path>
        </draw:g>
        <draw:polygon draw:style-name="gr22" draw:text-style-name="P20" draw:layer="layout" svg:width="7.836cm" svg:height="12.393cm" svg:x="42.164cm" svg:y="42.319cm" svg:viewBox="0 0 7837 12394" draw:points="7837,0 7837,12394 2201,12394 1979,12304 0,11136 0,1258 1979,89 2201,0">
          <text:p/>
        </draw:polygon>
        <draw:path draw:style-name="gr23" draw:text-style-name="P21" draw:layer="layout" svg:width="1.201cm" svg:height="6.07cm" svg:x="42.39cm" svg:y="45.48cm" svg:viewBox="0 0 1202 6071" svg:d="M601 6071c-105 0-209-140-301-407-91-266-167-649-219-1111-53-461-81-985-81-1517 0-1 0-1 0-2 0-532 28-1055 81-1516 52-462 128-845 219-1111 92-267 196-407 301-407s209 140 300 407c92 266 168 649 220 1111 53 461 81 985 81 1518 0 532-28 1056-81 1517-52 462-128 845-220 1111-91 267-195 407-300 407z">
          <text:p/>
        </draw:path>
        <draw:path draw:style-name="gr19" draw:text-style-name="P3" draw:layer="layout" svg:width="1.201cm" svg:height="6.07cm" svg:x="42.39cm" svg:y="45.48cm" svg:viewBox="0 0 1202 6071" svg:d="M601 6071c-105 0-209-140-301-407-91-266-167-649-219-1111-53-461-81-985-81-1517 0-1 0-1 0-2 0-532 28-1055 81-1516 52-462 128-845 219-1111 92-267 196-407 301-407s209 140 300 407c92 266 168 649 220 1111 53 461 81 985 81 1518 0 532-28 1056-81 1517-52 462-128 845-220 1111-91 267-195 407-300 407z">
          <text:p/>
        </draw:path>
        <draw:path draw:style-name="gr24" draw:text-style-name="P22" draw:layer="layout" svg:width="1.012cm" svg:height="5.487cm" svg:x="42.484cm" svg:y="45.772cm" svg:viewBox="0 0 1013 5488" svg:d="M507 5488c-1 0-1 0-1 0-88 0-176-127-253-368-77-240-141-587-185-1004-45-417-68-890-68-1372v-1c0-481 23-954 68-1371 44-417 108-764 185-1004 77-241 165-368 253-368 89 0 177 127 254 368 77 240 141 587 185 1004 45 417 68 890 68 1372s-23 955-68 1372c-44 417-108 764-185 1004-77 241-165 368-253 368z">
          <text:p/>
        </draw:path>
        <draw:path draw:style-name="gr25" draw:text-style-name="P23" draw:layer="layout" svg:width="0.821cm" svg:height="5.488cm" svg:x="42.675cm" svg:y="45.772cm" svg:viewBox="0 0 822 5489" svg:d="M822 2744c0 1517-228 2745-507 2745-116 0-222-210-307-560l90-487c57 396 133 640 217 640 174 0 315-1047 315-2337 0-1291-142-2338-315-2338-87 0-167 263-224 687l-91-498c86-372 195-596 315-596 279 0 507 1228 507 2744z">
          <text:p/>
        </draw:path>
        <draw:path draw:style-name="gr26" draw:text-style-name="P24" draw:layer="layout" svg:width="0.628cm" svg:height="4.673cm" svg:x="42.675cm" svg:y="46.179cm" svg:viewBox="0 0 629 4674" svg:d="M314 4674c-55 0-109-108-157-313s-87-500-115-855c-27-356-42-759-42-1169s15-813 42-1168c28-356 67-651 115-856s102-313 157-313c56 0 110 108 158 313s87 500 115 855c27 356 42 759 42 1169s-15 813-42 1168c-28 356-67 651-115 856s-102 313-158 313z">
          <text:p/>
        </draw:path>
        <draw:path draw:style-name="gr27" draw:text-style-name="P25" draw:layer="layout" svg:width="0.616cm" svg:height="3.425cm" svg:x="42.682cm" svg:y="46.866cm" svg:viewBox="0 0 617 3426" svg:d="M85 0l532 2069c-13 541-51 1015-106 1357l-511-2305c18-603 17-796 85-1121z">
          <text:p/>
        </draw:path>
        <draw:path draw:style-name="gr23" draw:text-style-name="P21" draw:layer="layout" svg:width="0.488cm" svg:height="0.766cm" svg:x="42.756cm" svg:y="50.77cm" svg:viewBox="0 0 489 767" svg:d="M244 0c93 0 179 143 245 384-66 239-152 383-245 383-92 0-178-144-244-383 66-241 152-384 244-384z">
          <text:p/>
        </draw:path>
        <draw:path draw:style-name="gr7" draw:text-style-name="P3" draw:layer="layout" svg:width="0.61cm" svg:height="12.393cm" svg:x="43.755cm" svg:y="42.319cm" svg:viewBox="0 0 611 12394" svg:d="M0 12078v-11763M384 9094l-384-210M384 2522l-384 210M611 12394v-12394M389 12304v-12215">
          <text:p/>
        </draw:path>
        <draw:path draw:style-name="gr19" draw:text-style-name="P3" draw:layer="layout" svg:width="0.176cm" svg:height="6.241cm" svg:x="43.858cm" svg:y="47.436cm" svg:viewBox="0 0 177 6242" svg:d="M89 248c-1 0-1 0-1 0-15 0-30-6-44-17-13-10-24-26-32-45s-12-40-12-62v-1c0-21 4-42 12-61s19-34 32-45c14-11 29-17 44-17 16 0 31 6 45 17 13 11 24 26 32 45s12 40 12 62-4 43-12 62-19 35-32 45c-14 11-29 17-44 17zM89 6242c-1 0-1 0-1 0-15 0-30-6-44-17-13-11-24-26-32-45s-12-40-12-62v-1c0-21 4-42 12-61s19-35 32-45c14-11 29-17 44-17 16 0 31 6 45 17 13 10 24 26 32 45s12 40 12 62-4 43-12 62-19 34-32 45c-14 11-29 17-44 17zM89 5500c-1 0-1 0-1 0-15 0-30-6-44-17-13-11-24-26-32-45s-12-40-12-62v-1c0-22 4-43 12-61 8-19 19-35 32-46 14-10 29-16 44-16 16 0 31 6 45 16 13 11 24 27 32 46s12 40 12 62-4 43-12 62-19 34-32 45c-14 11-29 17-44 17zM89 4757c-16 0-31-6-45-17-13-11-24-26-32-45s-12-40-12-62 4-43 12-62 19-35 32-46c14-11 29-16 44-16 16 0 31 5 45 16 13 11 24 27 32 46s12 40 12 62-4 43-12 62-19 34-32 45c-14 11-29 17-44 17z">
          <text:p/>
        </draw:path>
        <draw:path draw:style-name="gr13" draw:text-style-name="P12" draw:layer="layout" svg:width="0.183cm" svg:height="1.955cm" svg:x="43.855cm" svg:y="47.696cm" svg:viewBox="0 0 184 1956" svg:d="M184 1827c0 71-40 129-92 129s-92-58-92-129v-1787c0-14 2-27 5-40 13 33 47 58 87 58s74-25 87-58c3 13 5 26 5 40z">
          <text:p/>
        </draw:path>
        <draw:path draw:style-name="gr21" draw:text-style-name="P19" draw:layer="layout" svg:width="0.097cm" svg:height="1.508cm" svg:x="43.898cm" svg:y="47.963cm" svg:viewBox="0 0 98 1509" svg:d="M49 1509c-9 0-17-3-25-9-7-6-13-15-17-26-5-10-7-22-7-34s2-24 7-35c4-10 10-19 17-25 8-6 16-9 25-9s17 3 24 9c8 6 14 15 18 25 5 11 7 23 7 35s-2 24-7 34c-4 11-10 20-18 26-7 6-15 9-24 9zM49 1052c-9 0-17-3-25-10-7-6-13-14-17-25-5-10-7-22-7-34s2-24 7-35c4-10 10-19 17-25 8-6 16-9 25-9s17 3 24 9c8 6 14 15 18 25 5 11 7 23 7 35s-2 24-7 34c-4 11-10 19-18 25-7 7-15 10-24 10zM49 595c-9 0-17-3-25-9-7-6-13-15-17-25-5-11-7-23-7-35v-1c0-11 2-23 7-33 4-11 10-19 17-25 8-7 16-10 25-10s17 3 24 10c8 6 14 14 18 25 5 10 7 22 7 34s-2 24-7 35c-4 10-10 19-18 25-7 6-15 9-24 9zM49 138c-9 0-17-3-25-9-7-6-13-15-17-25-5-11-7-23-7-35s2-24 7-34c4-11 10-20 17-26 8-6 16-9 25-9s17 3 24 9c8 6 14 15 18 26 5 10 7 22 7 34s-2 24-7 35c-4 10-10 19-18 25-7 6-15 9-24 9z">
          <text:p/>
        </draw:path>
        <draw:polygon draw:style-name="gr7" draw:text-style-name="P3" draw:layer="layout" svg:width="7.836cm" svg:height="12.393cm" svg:x="42.164cm" svg:y="42.319cm" svg:viewBox="0 0 7837 12394" draw:points="7837,0 7837,12394 2201,12394 1979,12304 0,11136 0,1258 1979,89 2201,0">
          <text:p/>
        </draw:polygon>
        <draw:g>
          <draw:path draw:style-name="gr28" draw:text-style-name="P26" draw:layer="layout" svg:width="5.148cm" svg:height="5.377cm" svg:x="50.625cm" svg:y="49.335cm" svg:viewBox="0 0 5149 5378" svg:d="M1267 1622v2143c0 358 310 648 664 648h1753c355 0 642-290 642-648v-2143c0-356-287-646-642-646h-1775c-355 0-642 290-642 646zM965 1485v2418c0 508 430 919 933 919h1819c503 0 911-411 911-919v-2418c0-506-408-918-911-918h-1841c-503 0-911 412-911 918zM0 364v4662c0 201 177 352 395 352h4358c219 0 396-151 396-352v-4662c0-201-177-364-396-364h-4358c-218 0-395 163-395 364z">
            <text:p/>
          </draw:path>
          <draw:path draw:style-name="gr7" draw:text-style-name="P3" draw:layer="layout" svg:width="5.148cm" svg:height="5.377cm" svg:x="50.625cm" svg:y="49.335cm" svg:viewBox="0 0 5149 5378" svg:d="M1267 1622v2143c0 358 310 648 664 648h1753c355 0 642-290 642-648v-2143c0-356-287-646-642-646h-1775c-355 0-642 290-642 646zM965 1485v2418c0 508 430 919 933 919h1819c503 0 911-411 911-919v-2418c0-506-408-918-911-918h-1841c-503 0-911 412-911 918zM0 364v4662c0 201 177 352 395 352h4358c219 0 396-151 396-352v-4662c0-201-177-364-396-364h-4358c-218 0-395 163-395 364z">
            <text:p/>
          </draw:path>
        </draw:g>
        <draw:g>
          <draw:path draw:style-name="gr29" draw:text-style-name="P27" draw:layer="layout" svg:width="4.695cm" svg:height="4.869cm" svg:x="50.852cm" svg:y="49.589cm" svg:viewBox="0 0 4696 4870" svg:d="M0 329v4222c0 183 160 319 358 319h3980c198 0 358-136 358-319v-4222c0-182-160-329-358-329h-3980c-198 0-358 147-358 329z">
            <text:p/>
          </draw:path>
          <draw:path draw:style-name="gr7" draw:text-style-name="P3" draw:layer="layout" svg:width="4.695cm" svg:height="4.869cm" svg:x="50.852cm" svg:y="49.589cm" svg:viewBox="0 0 4696 4870" svg:d="M0 329v4222c0 183 160 319 358 319h3980c198 0 358-136 358-319v-4222c0-182-160-329-358-329h-3980c-198 0-358 147-358 329z">
            <text:p/>
          </draw:path>
        </draw:g>
        <draw:g>
          <draw:path draw:style-name="gr30" draw:text-style-name="P28" draw:layer="layout" svg:width="3.662cm" svg:height="4.254cm" svg:x="51.591cm" svg:y="49.903cm" svg:viewBox="0 0 3663 4255" svg:d="M0 917v2419c0 507 430 919 934 919h1818c503 0 911-412 911-919v-2419c0-506-407-917-911-917h-1842c-503 0-910 411-910 917z">
            <text:p/>
          </draw:path>
          <draw:path draw:style-name="gr7" draw:text-style-name="P3" draw:layer="layout" svg:width="3.662cm" svg:height="4.254cm" svg:x="51.591cm" svg:y="49.903cm" svg:viewBox="0 0 3663 4255" svg:d="M0 917v2419c0 507 430 919 934 919h1818c503 0 911-412 911-919v-2419c0-506-407-917-911-917h-1842c-503 0-910 411-910 917z">
            <text:p/>
          </draw:path>
        </draw:g>
        <draw:path draw:style-name="gr31" draw:text-style-name="P29" draw:layer="layout" svg:width="1.32cm" svg:height="4.254cm" svg:x="53.933cm" svg:y="49.902cm" svg:viewBox="0 0 1321 4255" svg:d="M1019 1376l302-305v-154c0-506-408-917-912-917h-90c0 16-275 409-275 409h333c354 0 642 289 642 645zM1019 2810l302 503v23c0 508-361 801-739 919l-582-409h377c354 0 642-290 642-648z">
          <text:p/>
        </draw:path>
        <draw:path draw:style-name="gr7" draw:text-style-name="P3" draw:layer="layout" svg:width="3.662cm" svg:height="4.254cm" svg:x="51.591cm" svg:y="49.903cm" svg:viewBox="0 0 3663 4255" svg:d="M0 917v2419c0 507 430 919 934 919h1818c503 0 911-412 911-919v-2419c0-506-407-917-911-917h-1842c-503 0-910 411-910 917z">
          <text:p/>
        </draw:path>
        <draw:g>
          <draw:path draw:style-name="gr32" draw:text-style-name="P30" draw:layer="layout" svg:width="3.058cm" svg:height="3.436cm" svg:x="51.892cm" svg:y="50.312cm" svg:viewBox="0 0 3059 3437" svg:d="M0 645v2145c0 357 309 647 664 647h1753c354 0 642-290 642-647v-2145c0-356-288-645-642-645h-1776c-354 0-641 289-641 645z">
            <text:p/>
          </draw:path>
          <draw:path draw:style-name="gr19" draw:text-style-name="P3" draw:layer="layout" svg:width="3.058cm" svg:height="3.436cm" svg:x="51.892cm" svg:y="50.312cm" svg:viewBox="0 0 3059 3437" svg:d="M0 645v2145c0 357 309 647 664 647h1753c354 0 642-290 642-647v-2145c0-356-288-645-642-645h-1776c-354 0-641 289-641 645z">
            <text:p/>
          </draw:path>
        </draw:g>
        <draw:g>
          <draw:path draw:style-name="gr33" draw:text-style-name="P31" draw:layer="layout" svg:width="0.408cm" svg:height="0.392cm" svg:x="52.924cm" svg:y="51.83cm" svg:viewBox="0 0 409 393" svg:d="M205 0h-1c36 0 72 9 103 26 31 18 57 42 75 72s27 64 27 98c0 35-9 69-27 99s-44 54-75 72c-31 17-67 26-102 26-36 0-72-9-103-26-31-18-57-42-75-72s-27-64-27-99c0-34 9-68 27-98s44-54 75-72c31-17 67-26 102-26z">
            <text:p/>
          </draw:path>
          <draw:path draw:style-name="gr19" draw:text-style-name="P3" draw:layer="layout" svg:width="0.408cm" svg:height="0.392cm" svg:x="52.924cm" svg:y="51.83cm" svg:viewBox="0 0 409 393" svg:d="M205 0h-1c36 0 72 9 103 26 31 18 57 42 75 72s27 64 27 98c0 35-9 69-27 99s-44 54-75 72c-31 17-67 26-102 26-36 0-72-9-103-26-31-18-57-42-75-72s-27-64-27-99c0-34 9-68 27-98s44-54 75-72c31-17 67-26 102-26z">
            <text:p/>
          </draw:path>
        </draw:g>
        <draw:path draw:style-name="gr13" draw:text-style-name="P12" draw:layer="layout" svg:width="0.282cm" svg:height="0.272cm" svg:x="52.987cm" svg:y="51.89cm" svg:viewBox="0 0 283 273" svg:d="M142 0h-1c25 0 50 6 71 18 22 12 40 29 52 50s19 45 19 68c0 24-7 48-19 69s-30 38-52 50c-21 12-46 18-70 18-25 0-50-6-71-18-22-12-40-29-52-50s-19-45-19-68c0-24 7-48 19-69s30-38 52-50c21-12 46-18 70-18z">
          <text:p/>
        </draw:path>
        <draw:path draw:style-name="gr13" draw:text-style-name="P12" draw:layer="layout" svg:width="0.322cm" svg:height="0.84cm" svg:x="51.134cm" svg:y="51.187cm" svg:viewBox="0 0 323 841" svg:d="M323 841v-686c0-86-73-155-161-155-90 0-162 69-162 155v686z">
          <text:p/>
        </draw:path>
        <draw:g>
          <draw:path draw:style-name="gr21" draw:text-style-name="P19" draw:layer="layout" svg:width="1.581cm" svg:height="0.324cm" svg:x="51.128cm" svg:y="51.865cm" svg:viewBox="0 0 1582 325" svg:d="M1421 0h-1260c-89 0-161 72-161 163 0 89 72 162 161 162h1260c89 0 161-73 161-162 0-91-72-163-161-163z">
            <text:p/>
          </draw:path>
          <draw:path draw:style-name="gr7" draw:text-style-name="P3" draw:layer="layout" svg:width="1.581cm" svg:height="0.324cm" svg:x="51.128cm" svg:y="51.865cm" svg:viewBox="0 0 1582 325" svg:d="M1421 0h-1260c-89 0-161 72-161 163 0 89 72 162 161 162h1260c89 0 161-73 161-162 0-91-72-163-161-163z">
            <text:p/>
          </draw:path>
        </draw:g>
        <draw:g>
          <draw:path draw:style-name="gr21" draw:text-style-name="P19" draw:layer="layout" svg:width="0.335cm" svg:height="0.323cm" svg:x="51.128cm" svg:y="51.866cm" svg:viewBox="0 0 336 324" svg:d="M168 0c29 0 58 7 84 22 26 14 47 34 61 59 15 25 23 53 23 81s-8 56-23 81c-14 25-35 45-61 59-26 15-55 22-84 22s-58-7-84-22c-26-14-47-34-61-59-15-25-23-53-23-81s8-56 23-81c14-25 35-45 61-59 26-15 55-22 84-22z">
            <text:p/>
          </draw:path>
          <draw:path draw:style-name="gr7" draw:text-style-name="P3" draw:layer="layout" svg:width="0.335cm" svg:height="0.323cm" svg:x="51.128cm" svg:y="51.866cm" svg:viewBox="0 0 336 324" svg:d="M168 0c29 0 58 7 84 22 26 14 47 34 61 59 15 25 23 53 23 81s-8 56-23 81c-14 25-35 45-61 59-26 15-55 22-84 22s-58-7-84-22c-26-14-47-34-61-59-15-25-23-53-23-81s8-56 23-81c14-25 35-45 61-59 26-15 55-22 84-22z">
            <text:p/>
          </draw:path>
        </draw:g>
        <draw:g>
          <draw:polygon draw:style-name="gr21" draw:text-style-name="P19" draw:layer="layout" svg:width="10.35cm" svg:height="0.51cm" svg:x="32.033cm" svg:y="40.395cm" svg:viewBox="0 0 10351 511" draw:points="0,511 10351,511 10351,0 0,0">
            <text:p/>
          </draw:polygon>
          <draw:polygon draw:style-name="gr34" draw:text-style-name="P3" draw:layer="layout" svg:width="10.35cm" svg:height="0.51cm" svg:x="32.033cm" svg:y="40.395cm" svg:viewBox="0 0 10351 511" draw:points="0,511 10351,511 10351,0 0,0">
            <text:p/>
          </draw:polygon>
        </draw:g>
        <draw:g>
          <draw:path draw:style-name="gr21" draw:text-style-name="P19" draw:layer="layout" svg:width="10.35cm" svg:height="0.5cm" svg:x="32.033cm" svg:y="40.4cm" svg:viewBox="0 0 10351 501" svg:d="M10351 501v-501h-250v501zM0 501v-501h250v501z">
            <text:p/>
          </draw:path>
          <draw:path draw:style-name="gr3" draw:text-style-name="P3" draw:layer="layout" svg:width="10.35cm" svg:height="0.5cm" svg:x="32.033cm" svg:y="40.4cm" svg:viewBox="0 0 10351 501" svg:d="M10351 501v-501h-250v501zM0 501v-501h250v501z">
            <text:p/>
          </draw:path>
        </draw:g>
        <draw:path draw:style-name="gr3" draw:text-style-name="P3" draw:layer="layout" svg:width="10.35cm" svg:height="0.5cm" svg:x="32.033cm" svg:y="40.4cm" svg:viewBox="0 0 10351 501" svg:d="M10351 501v-501M0 501v-501">
          <text:p/>
        </draw:path>
        <draw:g>
          <draw:polygon draw:style-name="gr21" draw:text-style-name="P19" draw:layer="layout" svg:width="0.51cm" svg:height="10.35cm" svg:x="28.538cm" svg:y="28.96cm" svg:viewBox="0 0 511 10351" draw:points="511,10351 511,0 0,0 0,10351">
            <text:p/>
          </draw:polygon>
          <draw:polygon draw:style-name="gr34" draw:text-style-name="P3" draw:layer="layout" svg:width="0.51cm" svg:height="10.35cm" svg:x="28.538cm" svg:y="28.96cm" svg:viewBox="0 0 511 10351" draw:points="511,10351 511,0 0,0 0,10351">
            <text:p/>
          </draw:polygon>
        </draw:g>
        <draw:g>
          <draw:path draw:style-name="gr21" draw:text-style-name="P19" draw:layer="layout" svg:width="0.5cm" svg:height="10.35cm" svg:x="28.543cm" svg:y="28.96cm" svg:viewBox="0 0 501 10351" svg:d="M501 0h-501v250h501zM501 10351h-501v-250h501z">
            <text:p/>
          </draw:path>
          <draw:path draw:style-name="gr3" draw:text-style-name="P3" draw:layer="layout" svg:width="0.5cm" svg:height="10.35cm" svg:x="28.543cm" svg:y="28.96cm" svg:viewBox="0 0 501 10351" svg:d="M501 0h-501v250h501zM501 10351h-501v-250h501z">
            <text:p/>
          </draw:path>
        </draw:g>
        <draw:path draw:style-name="gr3" draw:text-style-name="P3" draw:layer="layout" svg:width="0.5cm" svg:height="10.35cm" svg:x="28.543cm" svg:y="28.96cm" svg:viewBox="0 0 501 10351" svg:d="M501 0h-501M501 10351h-501">
          <text:p/>
        </draw:path>
        <draw:g>
          <draw:polygon draw:style-name="gr21" draw:text-style-name="P19" draw:layer="layout" svg:width="0.51cm" svg:height="10.35cm" svg:x="28.538cm" svg:y="7.55cm" svg:viewBox="0 0 511 10351" draw:points="511,10351 511,0 0,0 0,10351">
            <text:p/>
          </draw:polygon>
          <draw:polygon draw:style-name="gr34" draw:text-style-name="P3" draw:layer="layout" svg:width="0.51cm" svg:height="10.35cm" svg:x="28.538cm" svg:y="7.55cm" svg:viewBox="0 0 511 10351" draw:points="511,10351 511,0 0,0 0,10351">
            <text:p/>
          </draw:polygon>
        </draw:g>
        <draw:g>
          <draw:path draw:style-name="gr21" draw:text-style-name="P19" draw:layer="layout" svg:width="0.5cm" svg:height="10.35cm" svg:x="28.543cm" svg:y="7.55cm" svg:viewBox="0 0 501 10351" svg:d="M501 0h-501v250h501zM501 10351h-501v-250h501z">
            <text:p/>
          </draw:path>
          <draw:path draw:style-name="gr3" draw:text-style-name="P3" draw:layer="layout" svg:width="0.5cm" svg:height="10.35cm" svg:x="28.543cm" svg:y="7.55cm" svg:viewBox="0 0 501 10351" svg:d="M501 0h-501v250h501zM501 10351h-501v-250h501z">
            <text:p/>
          </draw:path>
        </draw:g>
        <draw:path draw:style-name="gr3" draw:text-style-name="P3" draw:layer="layout" svg:width="0.5cm" svg:height="10.35cm" svg:x="28.543cm" svg:y="7.55cm" svg:viewBox="0 0 501 10351" svg:d="M501 0h-501M501 10351h-501">
          <text:p/>
        </draw:path>
        <draw:g>
          <draw:polygon draw:style-name="gr21" draw:text-style-name="P19" draw:layer="layout" svg:width="8.139cm" svg:height="0.51cm" svg:x="54.904cm" svg:y="40.395cm" svg:viewBox="0 0 8140 511" draw:points="8140,0 0,0 0,511 8140,511">
            <text:p/>
          </draw:polygon>
          <draw:polygon draw:style-name="gr34" draw:text-style-name="P3" draw:layer="layout" svg:width="8.139cm" svg:height="0.51cm" svg:x="54.904cm" svg:y="40.395cm" svg:viewBox="0 0 8140 511" draw:points="8140,0 0,0 0,511 8140,511">
            <text:p/>
          </draw:polygon>
        </draw:g>
        <draw:g>
          <draw:path draw:style-name="gr21" draw:text-style-name="P19" draw:layer="layout" svg:width="8.139cm" svg:height="0.5cm" svg:x="54.904cm" svg:y="40.4cm" svg:viewBox="0 0 8140 501" svg:d="M0 0v501h250v-501zM8140 0v501h-250v-501z">
            <text:p/>
          </draw:path>
          <draw:path draw:style-name="gr3" draw:text-style-name="P3" draw:layer="layout" svg:width="8.139cm" svg:height="0.5cm" svg:x="54.904cm" svg:y="40.4cm" svg:viewBox="0 0 8140 501" svg:d="M0 0v501h250v-501zM8140 0v501h-250v-501z">
            <text:p/>
          </draw:path>
        </draw:g>
        <draw:path draw:style-name="gr3" draw:text-style-name="P3" draw:layer="layout" svg:width="8.139cm" svg:height="0.5cm" svg:x="54.904cm" svg:y="40.4cm" svg:viewBox="0 0 8140 501" svg:d="M0 0v501M8140 0v501">
          <text:p/>
        </draw:path>
        <draw:g>
          <draw:polygon draw:style-name="gr21" draw:text-style-name="P19" draw:layer="layout" svg:width="5.5cm" svg:height="0.76cm" svg:x="72.127cm" svg:y="54.895cm" svg:viewBox="0 0 5501 761" draw:points="5501,761 0,761 0,0 5501,0">
            <text:p/>
          </draw:polygon>
          <draw:polygon draw:style-name="gr34" draw:text-style-name="P3" draw:layer="layout" svg:width="5.5cm" svg:height="0.76cm" svg:x="72.127cm" svg:y="54.895cm" svg:viewBox="0 0 5501 761" draw:points="5501,761 0,761 0,0 5501,0">
            <text:p/>
          </draw:polygon>
        </draw:g>
        <draw:g>
          <draw:path draw:style-name="gr21" draw:text-style-name="P19" draw:layer="layout" svg:width="5.5cm" svg:height="0.75cm" svg:x="72.127cm" svg:y="54.9cm" svg:viewBox="0 0 5501 751" svg:d="M0 751v-751h249v250zM249 500v251h-249zM5501 751v-751h-250v250zM5251 500v251h250z">
            <text:p/>
          </draw:path>
          <draw:path draw:style-name="gr3" draw:text-style-name="P3" draw:layer="layout" svg:width="5.5cm" svg:height="0.75cm" svg:x="72.127cm" svg:y="54.9cm" svg:viewBox="0 0 5501 751" svg:d="M0 751v-751h249v250M249 500v251h-249M5501 751v-751h-250v250M5251 500v251h250">
            <text:p/>
          </draw:path>
        </draw:g>
        <draw:g>
          <draw:path draw:style-name="gr21" draw:text-style-name="P19" draw:layer="layout" svg:width="5cm" svg:height="0.25cm" svg:x="72.377cm" svg:y="55.15cm" svg:viewBox="0 0 5001 251" svg:d="M0 0h100v251h-100zM5001 0h-100v251h100z">
            <text:p/>
          </draw:path>
          <draw:path draw:style-name="gr3" draw:text-style-name="P3" draw:layer="layout" svg:width="5cm" svg:height="0.25cm" svg:x="72.377cm" svg:y="55.15cm" svg:viewBox="0 0 5001 251" svg:d="M0 0h100v251h-100M5001 0h-100v251h100">
            <text:p/>
          </draw:path>
        </draw:g>
        <draw:path draw:style-name="gr3" draw:text-style-name="P3" draw:layer="layout" svg:width="5.5cm" svg:height="0.75cm" svg:x="72.127cm" svg:y="54.9cm" svg:viewBox="0 0 5501 751" svg:d="M0 751v-751M5501 751v-751">
          <text:p/>
        </draw:path>
        <draw:path draw:style-name="gr3" draw:text-style-name="P3" draw:layer="layout" svg:width="5.057cm" svg:height="5cm" svg:x="72.319cm" svg:y="49.9cm" svg:viewBox="0 0 5058 5001" svg:d="M5058 5001c0-878-231-1741-670-2501s-1070-1391-1830-1830-1622-670-2500-670c-19 0-39 0-58 0">
          <text:p/>
        </draw:path>
        <draw:g>
          <draw:polygon draw:style-name="gr21" draw:text-style-name="P19" draw:layer="layout" svg:width="0.307cm" svg:height="5.003cm" svg:x="72.319cm" svg:y="49.898cm" svg:viewBox="0 0 308 5004" draw:points="250,0 308,5001 57,5004 0,2">
            <text:p/>
          </draw:polygon>
          <draw:polygon draw:style-name="gr3" draw:text-style-name="P3" draw:layer="layout" svg:width="0.307cm" svg:height="5.003cm" svg:x="72.319cm" svg:y="49.898cm" svg:viewBox="0 0 308 5004" draw:points="250,0 308,5001 57,5004 0,2">
            <text:p/>
          </draw:polygon>
        </draw:g>
        <draw:path draw:style-name="gr35" draw:text-style-name="P32" draw:layer="layout" svg:width="3.839cm" svg:height="3.629cm" svg:x="57.999cm" svg:y="40.803cm" svg:viewBox="0 0 3840 3630" svg:d="M1903 8c-2659 0-1891 1577-1455 2656 244 602 383 1049 821 953 395-87 1032-618 1560-970 490-325 884-498 986-979 134-627-230-1777-1912-1660z">
          <text:p/>
        </draw:path>
        <draw:g>
          <draw:path draw:style-name="gr13" draw:text-style-name="P12" draw:layer="layout" svg:width="1.016cm" svg:height="1.229cm" svg:x="59.574cm" svg:y="42.293cm" svg:viewBox="0 0 1017 1230" svg:d="M0 615c4-103 27-204 68-293 44-98 109-180 186-236 77-57 165-86 254-86 90 0 178 29 255 86 77 56 142 138 186 236 41 89 64 190 68 293-4 103-27 204-68 293-44 98-109 180-186 236-77 57-165 86-254 86-90 0-178-29-255-86-77-56-142-138-186-236-41-89-64-190-68-293z">
            <text:p/>
          </draw:path>
          <draw:path draw:style-name="gr3" draw:text-style-name="P3" draw:layer="layout" svg:width="1.016cm" svg:height="1.229cm" svg:x="59.574cm" svg:y="42.293cm" svg:viewBox="0 0 1017 1230" svg:d="M0 615c4-103 27-204 68-293 44-98 109-180 186-236 77-57 165-86 254-86 90 0 178 29 255 86 77 56 142 138 186 236 41 89 64 190 68 293-4 103-27 204-68 293-44 98-109 180-186 236-77 57-165 86-254 86-90 0-178-29-255-86-77-56-142-138-186-236-41-89-64-190-68-293z">
            <text:p/>
          </draw:path>
        </draw:g>
        <draw:g>
          <draw:path draw:style-name="gr13" draw:text-style-name="P12" draw:layer="layout" svg:width="1.663cm" svg:height="2.484cm" svg:x="58.289cm" svg:y="46.045cm" svg:viewBox="0 0 1664 2485" svg:d="M937 206l-893 1714c0 1-1 2-1 3-31 60-46 128-42 196 3 67 25 133 62 190s88 103 149 134c60 31 128 45 195 42 68-4 134-25 191-62 56-37 102-87 132-146l892-1715c31-61 45-128 42-196-4-68-25-133-62-190s-88-103-148-134c-61-31-128-45-196-41-68 3-133 25-190 61-55 36-101 86-131 144z">
            <text:p/>
          </draw:path>
          <draw:path draw:style-name="gr3" draw:text-style-name="P3" draw:layer="layout" svg:width="1.663cm" svg:height="2.484cm" svg:x="58.289cm" svg:y="46.045cm" svg:viewBox="0 0 1664 2485" svg:d="M937 206l-893 1714c0 1-1 2-1 3-31 60-46 128-42 196 3 67 25 133 62 190s88 103 149 134c60 31 128 45 195 42 68-4 134-25 191-62 56-37 102-87 132-146l892-1715c31-61 45-128 42-196-4-68-25-133-62-190s-88-103-148-134c-61-31-128-45-196-41-68 3-133 25-190 61-55 36-101 86-131 144z">
            <text:p/>
          </draw:path>
        </draw:g>
        <draw:g>
          <draw:path draw:style-name="gr13" draw:text-style-name="P12" draw:layer="layout" svg:width="1.368cm" svg:height="3.451cm" svg:x="58.289cm" svg:y="47.759cm" svg:viewBox="0 0 1369 3452" svg:d="M11 477l857 2975 501-121-606-3036c0-1 0-1 0-2-17-66-50-127-98-175-47-49-106-85-171-103-66-19-135-20-201-4-65 17-126 50-175 97s-84 106-103 172c-18 64-20 132-4 197z">
            <text:p/>
          </draw:path>
          <draw:path draw:style-name="gr3" draw:text-style-name="P3" draw:layer="layout" svg:width="1.368cm" svg:height="3.451cm" svg:x="58.289cm" svg:y="47.759cm" svg:viewBox="0 0 1369 3452" svg:d="M11 477l857 2975 501-121-606-3036c0-1 0-1 0-2-17-66-50-127-98-175-47-49-106-85-171-103-66-19-135-20-201-4-65 17-126 50-175 97s-84 106-103 172c-18 64-20 132-4 197z">
            <text:p/>
          </draw:path>
        </draw:g>
        <draw:g>
          <draw:path draw:style-name="gr13" draw:text-style-name="P12" draw:layer="layout" svg:width="1.154cm" svg:height="2.668cm" svg:x="60.211cm" svg:y="46.045cm" svg:viewBox="0 0 1155 2669" svg:d="M8 463l381 1896c0 1 0 3 1 4 14 67 45 128 91 179 45 50 103 88 168 109 64 21 133 24 200 10 66-14 128-45 178-91 51-45 89-103 110-168 20-63 24-130 11-195l-381-1896c0-1 0-3-1-4-14-67-45-128-91-179-45-50-103-88-168-109-64-21-133-24-200-10-66 14-128 45-178 91-51 45-89 103-110 168-20 63-24 130-11 195z">
            <text:p/>
          </draw:path>
          <draw:path draw:style-name="gr3" draw:text-style-name="P3" draw:layer="layout" svg:width="1.154cm" svg:height="2.668cm" svg:x="60.211cm" svg:y="46.045cm" svg:viewBox="0 0 1155 2669" svg:d="M8 463l381 1896c0 1 0 3 1 4 14 67 45 128 91 179 45 50 103 88 168 109 64 21 133 24 200 10 66-14 128-45 178-91 51-45 89-103 110-168 20-63 24-130 11-195l-381-1896c0-1 0-3-1-4-14-67-45-128-91-179-45-50-103-88-168-109-64-21-133-24-200-10-66 14-128 45-178 91-51 45-89 103-110 168-20 63-24 130-11 195z">
            <text:p/>
          </draw:path>
        </draw:g>
        <draw:g>
          <draw:path draw:style-name="gr13" draw:text-style-name="P12" draw:layer="layout" svg:width="0.775cm" svg:height="3.486cm" svg:x="60.591cm" svg:y="47.939cm" svg:viewBox="0 0 776 3487" svg:d="M0 403l261 3084 515-22-2-3095c0-1 0-2 0-4-4-67-25-133-62-190s-89-103-149-134c-61-31-128-45-196-41-68 3-134 25-191 61-57 37-103 89-134 149-30 59-45 126-42 192z">
            <text:p/>
          </draw:path>
          <draw:path draw:style-name="gr3" draw:text-style-name="P3" draw:layer="layout" svg:width="0.775cm" svg:height="3.486cm" svg:x="60.591cm" svg:y="47.939cm" svg:viewBox="0 0 776 3487" svg:d="M0 403l261 3084 515-22-2-3095c0-1 0-2 0-4-4-67-25-133-62-190s-89-103-149-134c-61-31-128-45-196-41-68 3-134 25-191 61-57 37-103 89-134 149-30 59-45 126-42 192z">
            <text:p/>
          </draw:path>
        </draw:g>
        <draw:g>
          <draw:path draw:style-name="gr13" draw:text-style-name="P12" draw:layer="layout" svg:width="1.381cm" svg:height="1.08cm" svg:x="60.885cm" svg:y="43.711cm" svg:viewBox="0 0 1382 1081" svg:d="M117 474l864 564c1 0 1 0 1 0 38 25 82 39 127 42 45 2 90-8 131-28 40-21 75-52 99-90 25-38 39-81 42-127 2-45-8-90-28-130-21-41-51-75-89-99l-864-564c-1 0-1 0-1 0-38-25-82-39-127-42-45-2-91 8-131 28-40 21-75 52-99 90-25 38-39 81-42 127-2 45 8 90 28 130 21 41 51 75 89 99z">
            <text:p/>
          </draw:path>
          <draw:path draw:style-name="gr3" draw:text-style-name="P3" draw:layer="layout" svg:width="1.381cm" svg:height="1.08cm" svg:x="60.885cm" svg:y="43.711cm" svg:viewBox="0 0 1382 1081" svg:d="M117 474l864 564c1 0 1 0 1 0 38 25 82 39 127 42 45 2 90-8 131-28 40-21 75-52 99-90 25-38 39-81 42-127 2-45-8-90-28-130-21-41-51-75-89-99l-864-564c-1 0-1 0-1 0-38-25-82-39-127-42-45-2-91 8-131 28-40 21-75 52-99 90-25 38-39 81-42 127-2 45 8 90 28 130 21 41 51 75 89 99z">
            <text:p/>
          </draw:path>
        </draw:g>
        <draw:g>
          <draw:path draw:style-name="gr13" draw:text-style-name="P12" draw:layer="layout" svg:width="0.683cm" svg:height="2.325cm" svg:x="61.582cm" svg:y="44.274cm" svg:viewBox="0 0 684 2326" svg:d="M169 226l-169 2058 341 42 341-2036c6-45-1-91-19-132-17-42-46-78-82-106-36-27-79-44-124-50-45-5-90 1-132 19s-78 46-106 82c-27 36-44 79-50 123z">
            <text:p/>
          </draw:path>
          <draw:path draw:style-name="gr3" draw:text-style-name="P3" draw:layer="layout" svg:width="0.683cm" svg:height="2.325cm" svg:x="61.582cm" svg:y="44.274cm" svg:viewBox="0 0 684 2326" svg:d="M169 226l-169 2058 341 42 341-2036c6-45-1-91-19-132-17-42-46-78-82-106-36-27-79-44-124-50-45-5-90 1-132 19s-78 46-106 82c-27 36-44 79-50 123z">
            <text:p/>
          </draw:path>
        </draw:g>
        <draw:g>
          <draw:path draw:style-name="gr13" draw:text-style-name="P12" draw:layer="layout" svg:width="1.326cm" svg:height="1.152cm" svg:x="57.954cm" svg:y="43.031cm" svg:viewBox="0 0 1327 1153" svg:d="M1228 693l-811-638c-1 0-1 0-1 0-36-28-78-46-123-52-45-7-90-1-132 16s-79 44-107 80-46 78-52 123-1 90 16 132 45 79 80 106l811 638c1 0 1 0 1 0 36 28 78 46 123 52 45 7 90 1 132-16s79-44 107-80 46-78 52-123 1-90-16-132-45-79-80-106z">
            <text:p/>
          </draw:path>
          <draw:path draw:style-name="gr3" draw:text-style-name="P3" draw:layer="layout" svg:width="1.326cm" svg:height="1.152cm" svg:x="57.954cm" svg:y="43.031cm" svg:viewBox="0 0 1327 1153" svg:d="M1228 693l-811-638c-1 0-1 0-1 0-36-28-78-46-123-52-45-7-90-1-132 16s-79 44-107 80-46 78-52 123-1 90 16 132 45 79 80 106l811 638c1 0 1 0 1 0 36 28 78 46 123 52 45 7 90 1 132-16s79-44 107-80 46-78 52-123 1-90-16-132-45-79-80-106z">
            <text:p/>
          </draw:path>
        </draw:g>
        <draw:g>
          <draw:path draw:style-name="gr13" draw:text-style-name="P12" draw:layer="layout" svg:width="1.177cm" svg:height="2.236cm" svg:x="57.954cm" svg:y="41.31cm" svg:viewBox="0 0 1178 2237" svg:d="M498 2074l680-1948-320-126-840 1884c0 1-1 2-1 3-16 42-21 88-14 132 7 45 26 87 54 122 29 35 66 62 108 79 43 16 89 21 133 13 45-7 87-25 122-54 35-28 61-64 78-105z">
            <text:p/>
          </draw:path>
          <draw:path draw:style-name="gr3" draw:text-style-name="P3" draw:layer="layout" svg:width="1.177cm" svg:height="2.236cm" svg:x="57.954cm" svg:y="41.31cm" svg:viewBox="0 0 1178 2237" svg:d="M498 2074l680-1948-320-126-840 1884c0 1-1 2-1 3-16 42-21 88-14 132 7 45 26 87 54 122 29 35 66 62 108 79 43 16 89 21 133 13 45-7 87-25 122-54 35-28 61-64 78-105z">
            <text:p/>
          </draw:path>
        </draw:g>
        <draw:g>
          <draw:polygon draw:style-name="gr13" draw:text-style-name="P12" draw:layer="layout" svg:width="2.318cm" svg:height="3.427cm" svg:x="58.923cm" svg:y="43.47cm" svg:viewBox="0 0 2319 3428" draw:points="927,0 1391,0 1391,168 2319,309 1855,3428 463,3428 0,309 927,168">
            <text:p/>
          </draw:polygon>
          <draw:polygon draw:style-name="gr3" draw:text-style-name="P3" draw:layer="layout" svg:width="2.318cm" svg:height="3.427cm" svg:x="58.923cm" svg:y="43.47cm" svg:viewBox="0 0 2319 3428" draw:points="927,0 1391,0 1391,168 2319,309 1855,3428 463,3428 0,309 927,168">
            <text:p/>
          </draw:polygon>
        </draw:g>
        <draw:g>
          <draw:polygon draw:style-name="gr8" draw:text-style-name="P7" draw:layer="layout" svg:width="0.22cm" svg:height="0.126cm" svg:x="19.714cm" svg:y="54.343cm" svg:viewBox="0 0 221 127" draw:points="0,0 221,0 221,127 0,127">
            <text:p/>
          </draw:polygon>
          <draw:polygon draw:style-name="gr7" draw:text-style-name="P3" draw:layer="layout" svg:width="0.22cm" svg:height="0.126cm" svg:x="19.714cm" svg:y="54.343cm" svg:viewBox="0 0 221 127" draw:points="0,0 221,0 221,127 0,127">
            <text:p/>
          </draw:polygon>
        </draw:g>
        <draw:g>
          <draw:path draw:style-name="gr8" draw:text-style-name="P7" draw:layer="layout" svg:width="0.665cm" svg:height="0.156cm" svg:x="16.795cm" svg:y="54.343cm" svg:viewBox="0 0 666 157" svg:d="M536 0h130v31c0 70-62 126-139 126h-389c-76 0-138-56-138-126v-31h129v31c0 70 62 59 138 59h131c76 0 138 11 138-59z">
            <text:p/>
          </draw:path>
          <draw:path draw:style-name="gr7" draw:text-style-name="P3" draw:layer="layout" svg:width="0.665cm" svg:height="0.156cm" svg:x="16.795cm" svg:y="54.343cm" svg:viewBox="0 0 666 157" svg:d="M536 0h130v31c0 70-62 126-139 126h-389c-76 0-138-56-138-126v-31h129v31c0 70 62 59 138 59h131c76 0 138 11 138-59z">
            <text:p/>
          </draw:path>
        </draw:g>
        <draw:g>
          <draw:polygon draw:style-name="gr8" draw:text-style-name="P7" draw:layer="layout" svg:width="0.341cm" svg:height="0.126cm" svg:x="14.299cm" svg:y="54.343cm" svg:viewBox="0 0 342 127" draw:points="0,0 342,0 342,127 0,127">
            <text:p/>
          </draw:polygon>
          <draw:polygon draw:style-name="gr7" draw:text-style-name="P3" draw:layer="layout" svg:width="0.341cm" svg:height="0.126cm" svg:x="14.299cm" svg:y="54.343cm" svg:viewBox="0 0 342 127" draw:points="0,0 342,0 342,127 0,127">
            <text:p/>
          </draw:polygon>
        </draw:g>
        <draw:g>
          <draw:polygon draw:style-name="gr9" draw:text-style-name="P8" draw:layer="layout" svg:width="4.498cm" svg:height="0.197cm" svg:x="19.448cm" svg:y="54.145cm" svg:viewBox="0 0 4499 198" draw:points="0,0 4499,0 4499,198 0,198">
            <text:p/>
          </draw:polygon>
          <draw:polygon draw:style-name="gr7" draw:text-style-name="P3" draw:layer="layout" svg:width="4.498cm" svg:height="0.197cm" svg:x="19.448cm" svg:y="54.145cm" svg:viewBox="0 0 4499 198" draw:points="0,0 4499,0 4499,198 0,198">
            <text:p/>
          </draw:polygon>
        </draw:g>
        <draw:g>
          <draw:polygon draw:style-name="gr9" draw:text-style-name="P8" draw:layer="layout" svg:width="4.558cm" svg:height="0.197cm" svg:x="14.889cm" svg:y="54.145cm" svg:viewBox="0 0 4559 198" draw:points="0,0 4559,0 4559,198 0,198">
            <text:p/>
          </draw:polygon>
          <draw:polygon draw:style-name="gr7" draw:text-style-name="P3" draw:layer="layout" svg:width="4.558cm" svg:height="0.197cm" svg:x="14.889cm" svg:y="54.145cm" svg:viewBox="0 0 4559 198" draw:points="0,0 4559,0 4559,198 0,198">
            <text:p/>
          </draw:polygon>
        </draw:g>
        <draw:g>
          <draw:polygon draw:style-name="gr9" draw:text-style-name="P8" draw:layer="layout" svg:width="4.576cm" svg:height="0.197cm" svg:x="10.312cm" svg:y="54.145cm" svg:viewBox="0 0 4577 198" draw:points="0,0 4577,0 4577,198 0,198">
            <text:p/>
          </draw:polygon>
          <draw:polygon draw:style-name="gr7" draw:text-style-name="P3" draw:layer="layout" svg:width="4.576cm" svg:height="0.197cm" svg:x="10.312cm" svg:y="54.145cm" svg:viewBox="0 0 4577 198" draw:points="0,0 4577,0 4577,198 0,198">
            <text:p/>
          </draw:polygon>
        </draw:g>
        <draw:g>
          <draw:path draw:style-name="gr9" draw:text-style-name="P8" draw:layer="layout" svg:width="13.756cm" svg:height="3.171cm" svg:x="10.25cm" svg:y="50.974cm" svg:viewBox="0 0 13757 3172" svg:d="M60 3172h13636c34 0 61-24 61-53v-3066c0-30-27-53-61-53h-13636c-33 0-60 23-60 53v3066c0 29 27 53 60 53z">
            <text:p/>
          </draw:path>
          <draw:path draw:style-name="gr7" draw:text-style-name="P3" draw:layer="layout" svg:width="13.756cm" svg:height="3.171cm" svg:x="10.25cm" svg:y="50.974cm" svg:viewBox="0 0 13757 3172" svg:d="M60 3172h13636c34 0 61-24 61-53v-3066c0-30-27-53-61-53h-13636c-33 0-60 23-60 53v3066c0 29 27 53 60 53z">
            <text:p/>
          </draw:path>
        </draw:g>
        <draw:frame draw:style-name="gr36" draw:text-style-name="P33" draw:layer="layout" svg:width="2.75cm" svg:height="2.75cm" svg:x="16cm" svg:y="34.5cm">
          <draw:image xlink:href="Pictures/10000201000002000000020053797748343E3923.png" xlink:type="simple" xlink:show="embed" xlink:actuate="onLoad" loext:mime-type="image/png">
            <text:p/>
          </draw:image>
        </draw:frame>
        <draw:frame draw:style-name="gr36" draw:text-style-name="P33" draw:layer="layout" svg:width="2.75cm" svg:height="2.75cm" svg:x="25cm" svg:y="45.5cm">
          <draw:image xlink:href="Pictures/10000201000002000000020053797748343E392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opacity draw:name="Transparency_20_21" draw:display-name="Transparency 21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06-28T15:05:05.318000000</dc:date>
    <dc:language>en-US</dc:language>
    <meta:creation-date>2023-05-11T06:57:32Z</meta:creation-date>
    <meta:initial-creator>Mac -</meta:initial-creator>
    <meta:generator>LibreOffice/6.2.3.2$Windows_X86_64 LibreOffice_project/aecc05fe267cc68dde00352a451aa867b3b546ac</meta:generator>
    <meta:editing-duration>PT11M28S</meta:editing-duration>
    <meta:editing-cycles>5</meta:editing-cycles>
    <meta:document-statistic meta:object-count="398"/>
    <meta:template xlink:type="simple" xlink:actuate="onRequest" xlink:title="HOMPLN_M.vstx" xlink:href=""/>
  </office:meta>
</office:document-meta>
</file>